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50.94pt"/>
    </style:style>
    <style:style style:name="co10" style:family="table-column">
      <style:table-column-properties fo:break-before="auto" style:column-width="61.91pt"/>
    </style:style>
    <style:style style:name="co11" style:family="table-column">
      <style:table-column-properties fo:break-before="auto" style:column-width="75.4pt"/>
    </style:style>
    <style:style style:name="co12" style:family="table-column">
      <style:table-column-properties fo:break-before="auto" style:column-width="67.44pt"/>
    </style:style>
    <style:style style:name="co13" style:family="table-column">
      <style:table-column-properties fo:break-before="auto" style:column-width="88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C">
      <style:table-properties table:display="true" style:writing-mode="lr-tb"/>
    </style:style>
    <style:style style:name="ta2" style:family="table" style:master-page-name="PageStyle_5f_U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T">
      <style:table-properties table:display="true" style:writing-mode="lr-tb"/>
    </style:style>
    <style:style style:name="ta5" style:family="table" style:master-page-name="PageStyle_5f_C1">
      <style:table-properties table:display="true" style:writing-mode="lr-tb"/>
    </style:style>
    <style:style style:name="ta6" style:family="table" style:master-page-name="PageStyle_5f_APC">
      <style:table-properties table:display="true" style:writing-mode="lr-tb"/>
    </style:style>
    <style:style style:name="ta7" style:family="table" style:master-page-name="PageStyle_5f_CPA">
      <style:table-properties table:display="true" style:writing-mode="lr-tb"/>
    </style:style>
    <style:style style:name="ta8" style:family="table" style:master-page-name="PageStyle_5f_Money">
      <style:table-properties table:display="true" style:writing-mode="lr-tb"/>
    </style:style>
    <style:style style:name="ta9" style:family="table" style:master-page-name="PageStyle_5f_U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ffffff" style:rotation-align="non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number-columns-repeated="1010" table:default-cell-style-name="Default"/>
        <table:table-row table:style-name="ro1">
          <table:table-cell table:style-name="ce1" table:formula="of:=HYPERLINK(&quot;https://www.youtube.com/c/DataDrivenDecisions&quot;;&quot;https://www.youtube.com/c/DataDrivenDecisions&quot;)" office:value-type="string" office:string-value="https://www.youtube.com/c/DataDrivenDecisions" calcext:value-type="string" table:number-columns-spanned="14" table:number-rows-spanned="1">
            <text:p>https://www.youtube.com/c/DataDrivenDecisions</text:p>
          </table:table-cell>
          <table:covered-table-cell table:number-columns-repeated="12" table:style-name="ce7"/>
          <table:covered-table-cell table:style-name="ce13"/>
          <table:table-cell table:style-name="ce15"/>
          <table:table-cell table:style-name="ce5" table:number-columns-repeated="11"/>
          <table:table-cell table:number-columns-repeated="998"/>
        </table:table-row>
        <table:table-row table:style-name="ro2">
          <table:table-cell table:style-name="ce2" table:formula="of:=HYPERLINK(&quot;https://khanin.info&quot;;&quot;https://khanin.info&quot;)" office:value-type="string" office:string-value="https://khanin.info" calcext:value-type="string" table:number-columns-spanned="14" table:number-rows-spanned="1">
            <text:p>https://khanin.info</text:p>
          </table:table-cell>
          <table:covered-table-cell table:number-columns-repeated="12" table:style-name="ce7"/>
          <table:covered-table-cell table:style-name="ce13"/>
          <table:table-cell table:style-name="ce15"/>
          <table:table-cell table:style-name="ce5" table:number-columns-repeated="11"/>
          <table:table-cell table:number-columns-repeated="998"/>
        </table:table-row>
        <table:table-row table:style-name="ro2">
          <table:table-cell table:style-name="ce3" table:formula="of:=HYPERLINK(&quot;https://uecalc.com&quot;;&quot;https://uecalc.com&quot;)" office:value-type="string" office:string-value="https://uecalc.com" calcext:value-type="string" table:number-columns-spanned="14" table:number-rows-spanned="1">
            <text:p>https://uecalc.com</text:p>
          </table:table-cell>
          <table:covered-table-cell table:number-columns-repeated="12" table:style-name="ce8"/>
          <table:covered-table-cell table:style-name="ce14"/>
          <table:table-cell table:style-name="ce15"/>
          <table:table-cell table:style-name="ce5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Затраты на привлечение пользователей</text:p>
          </table:table-cell>
          <table:table-cell table:style-name="ce4" table:number-columns-repeated="1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28" office:value-type="string" calcext:value-type="string">
            <text:p># когорты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34820" calcext:value-type="float">
            <text:p>134820</text:p>
          </table:table-cell>
          <table:table-cell table:style-name="ce10" table:number-columns-repeated="11"/>
          <table:table-cell table:style-name="ce11" table:formula="of:=SUM([.B6:.K6])" office:value-type="currency" office:currency="RUR" office:value="134820" calcext:value-type="currency">
            <text:p>р.134,82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/>
          <table:table-cell office:value-type="float" office:value="165191" calcext:value-type="float">
            <text:p>165191</text:p>
          </table:table-cell>
          <table:table-cell table:style-name="ce10" table:number-columns-repeated="10"/>
          <table:table-cell table:style-name="ce11" table:formula="of:=SUM([.B7:.K7])" office:value-type="currency" office:currency="RUR" office:value="165191" calcext:value-type="currency">
            <text:p>р.165,191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table:number-columns-repeated="2"/>
          <table:table-cell office:value-type="float" office:value="120432" calcext:value-type="float">
            <text:p>120432</text:p>
          </table:table-cell>
          <table:table-cell table:style-name="ce10" table:number-columns-repeated="9"/>
          <table:table-cell table:style-name="ce11" table:formula="of:=SUM([.B8:.K8])" office:value-type="currency" office:currency="RUR" office:value="120432" calcext:value-type="currency">
            <text:p>р.120,432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table:number-columns-repeated="3"/>
          <table:table-cell office:value-type="float" office:value="121212" calcext:value-type="float">
            <text:p>121212</text:p>
          </table:table-cell>
          <table:table-cell table:style-name="ce10" table:number-columns-repeated="8"/>
          <table:table-cell table:style-name="ce11" table:formula="of:=SUM([.B9:.K9])" office:value-type="currency" office:currency="RUR" office:value="121212" calcext:value-type="currency">
            <text:p>р.121,212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1" table:number-columns-repeated="4"/>
          <table:table-cell office:value-type="float" office:value="175685" calcext:value-type="float">
            <text:p>175685</text:p>
          </table:table-cell>
          <table:table-cell table:style-name="ce10" table:number-columns-repeated="7"/>
          <table:table-cell table:style-name="ce11" table:formula="of:=SUM([.B10:.K10])" office:value-type="currency" office:currency="RUR" office:value="175685" calcext:value-type="currency">
            <text:p>р.175,685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table:number-columns-repeated="5"/>
          <table:table-cell office:value-type="float" office:value="189669" calcext:value-type="float">
            <text:p>189669</text:p>
          </table:table-cell>
          <table:table-cell table:style-name="ce10" table:number-columns-repeated="6"/>
          <table:table-cell table:style-name="ce11" table:formula="of:=SUM([.B11:.K11])" office:value-type="currency" office:currency="RUR" office:value="189669" calcext:value-type="currency">
            <text:p>р.189,669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1" table:number-columns-repeated="6"/>
          <table:table-cell office:value-type="float" office:value="106530" calcext:value-type="float">
            <text:p>106530</text:p>
          </table:table-cell>
          <table:table-cell table:style-name="ce10" table:number-columns-repeated="5"/>
          <table:table-cell table:style-name="ce11" table:formula="of:=SUM([.B12:.K12])" office:value-type="currency" office:currency="RUR" office:value="106530" calcext:value-type="currency">
            <text:p>р.106,53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table:number-columns-repeated="7"/>
          <table:table-cell office:value-type="float" office:value="138506" calcext:value-type="float">
            <text:p>138506</text:p>
          </table:table-cell>
          <table:table-cell table:style-name="ce10" table:number-columns-repeated="4"/>
          <table:table-cell table:style-name="ce11" table:formula="of:=SUM([.B13:.K13])" office:value-type="currency" office:currency="RUR" office:value="138506" calcext:value-type="currency">
            <text:p>р.138,506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table:number-columns-repeated="8"/>
          <table:table-cell office:value-type="float" office:value="114109" calcext:value-type="float">
            <text:p>114109</text:p>
          </table:table-cell>
          <table:table-cell table:style-name="ce10" table:number-columns-repeated="3"/>
          <table:table-cell table:style-name="ce11" table:formula="of:=SUM([.B14:.K14])" office:value-type="currency" office:currency="RUR" office:value="114109" calcext:value-type="currency">
            <text:p>р.114,109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1" table:number-columns-repeated="9"/>
          <table:table-cell office:value-type="float" office:value="5842" calcext:value-type="float">
            <text:p>5842</text:p>
          </table:table-cell>
          <table:table-cell table:style-name="ce10" table:number-columns-repeated="2"/>
          <table:table-cell table:style-name="ce11" table:formula="of:=SUM([.B15:.K15])" office:value-type="currency" office:currency="RUR" office:value="5842" calcext:value-type="currency">
            <text:p>р.5,842.00</text:p>
          </table:table-cell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6"/>
          <table:table-cell table:style-name="ce11" table:number-columns-repeated="10"/>
          <table:table-cell table:style-name="ce10" table:number-columns-repeated="2"/>
          <table:table-cell table:style-name="ce11"/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6"/>
          <table:table-cell table:style-name="ce11" table:number-columns-repeated="11"/>
          <table:table-cell table:style-name="ce10"/>
          <table:table-cell table:style-name="ce11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1" table:formula="of:=SUM([.B6:.B17])" office:value-type="currency" office:currency="RUR" office:value="134820" calcext:value-type="currency">
            <text:p>р.134,820.00</text:p>
          </table:table-cell>
          <table:table-cell table:style-name="ce11" table:formula="of:=SUM([.C6:.C17])" office:value-type="currency" office:currency="RUR" office:value="165191" calcext:value-type="currency">
            <text:p>р.165,191.00</text:p>
          </table:table-cell>
          <table:table-cell table:style-name="ce11" table:formula="of:=SUM([.D6:.D17])" office:value-type="currency" office:currency="RUR" office:value="120432" calcext:value-type="currency">
            <text:p>р.120,432.00</text:p>
          </table:table-cell>
          <table:table-cell table:style-name="ce11" table:formula="of:=SUM([.E6:.E17])" office:value-type="currency" office:currency="RUR" office:value="121212" calcext:value-type="currency">
            <text:p>р.121,212.00</text:p>
          </table:table-cell>
          <table:table-cell table:style-name="ce11" table:formula="of:=SUM([.F6:.F17])" office:value-type="currency" office:currency="RUR" office:value="175685" calcext:value-type="currency">
            <text:p>р.175,685.00</text:p>
          </table:table-cell>
          <table:table-cell table:style-name="ce11" table:formula="of:=SUM([.G6:.G17])" office:value-type="currency" office:currency="RUR" office:value="189669" calcext:value-type="currency">
            <text:p>р.189,669.00</text:p>
          </table:table-cell>
          <table:table-cell table:style-name="ce11" table:formula="of:=SUM([.H6:.H17])" office:value-type="currency" office:currency="RUR" office:value="106530" calcext:value-type="currency">
            <text:p>р.106,530.00</text:p>
          </table:table-cell>
          <table:table-cell table:style-name="ce11" table:formula="of:=SUM([.I6:.I17])" office:value-type="currency" office:currency="RUR" office:value="138506" calcext:value-type="currency">
            <text:p>р.138,506.00</text:p>
          </table:table-cell>
          <table:table-cell table:style-name="ce11" table:formula="of:=SUM([.J6:.J17])" office:value-type="currency" office:currency="RUR" office:value="114109" calcext:value-type="currency">
            <text:p>р.114,109.00</text:p>
          </table:table-cell>
          <table:table-cell table:style-name="ce11" table:formula="of:=SUM([.K6:.K17])" office:value-type="currency" office:currency="RUR" office:value="5842" calcext:value-type="currency">
            <text:p>р.5,842.00</text:p>
          </table:table-cell>
          <table:table-cell table:style-name="ce11" table:number-columns-repeated="2"/>
          <table:table-cell table:style-name="ce11" table:formula="of:=SUM([.N6:.N17])" office:value-type="currency" office:currency="RUR" office:value="1271996" calcext:value-type="currency">
            <text:p>р.1,271,996.00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A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8" table:visibility="collapse" table:number-columns-repeated="2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2">
          <table:table-cell table:style-name="ce5" office:value-type="string" calcext:value-type="string">
            <text:p>Посетители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28" office:value-type="string" calcext:value-type="string">
            <text:p># когорты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number-columns-repeated="2"/>
          <table:table-cell table:style-name="ce17" table:formula="of:=[.B4]" office:value-type="float" office:value="381" calcext:value-type="float">
            <text:p>381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7" table:formula="of:=[.C5]" office:value-type="float" office:value="476" calcext:value-type="float">
            <text:p>476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7" table:number-columns-repeated="2"/>
          <table:table-cell table:style-name="ce45" office:value-type="float" office:value="340" calcext:value-type="float">
            <text:p>34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number-columns-repeated="2"/>
          <table:table-cell table:style-name="ce17" table:formula="of:=[.D6]" office:value-type="float" office:value="340" calcext:value-type="float">
            <text:p>34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7" table:number-columns-repeated="3"/>
          <table:table-cell table:style-name="ce45" office:value-type="float" office:value="347" calcext:value-type="float">
            <text:p>34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2"/>
          <table:table-cell table:style-name="ce17" table:formula="of:=[.E7]" office:value-type="float" office:value="347" calcext:value-type="float">
            <text:p>347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7" table:number-columns-repeated="4"/>
          <table:table-cell table:style-name="ce45" office:value-type="float" office:value="495" calcext:value-type="float">
            <text:p>495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37" calcext:value-type="float">
            <text:p>37</text:p>
          </table:table-cell>
          <table:table-cell table:style-name="ce16" table:number-columns-repeated="2"/>
          <table:table-cell table:style-name="ce17" table:formula="of:=[.F8]" office:value-type="float" office:value="495" calcext:value-type="float">
            <text:p>495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7" table:number-columns-repeated="5"/>
          <table:table-cell table:style-name="ce45" office:value-type="float" office:value="548" calcext:value-type="float">
            <text:p>548</text:p>
          </table:table-cell>
          <table:table-cell table:style-name="ce16" office:value-type="float" office:value="433" calcext:value-type="float">
            <text:p>43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51" calcext:value-type="float">
            <text:p>51</text:p>
          </table:table-cell>
          <table:table-cell table:style-name="ce16" table:number-columns-repeated="2"/>
          <table:table-cell table:style-name="ce17" table:formula="of:=[.G9]" office:value-type="float" office:value="548" calcext:value-type="float">
            <text:p>548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7" table:number-columns-repeated="6"/>
          <table:table-cell table:style-name="ce45" office:value-type="float" office:value="302" calcext:value-type="float">
            <text:p>30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number-columns-repeated="2"/>
          <table:table-cell table:style-name="ce17" table:formula="of:=[.H10]" office:value-type="float" office:value="302" calcext:value-type="float">
            <text:p>302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7" table:number-columns-repeated="7"/>
          <table:table-cell table:style-name="ce45" office:value-type="float" office:value="403" calcext:value-type="float">
            <text:p>403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82" calcext:value-type="float">
            <text:p>82</text:p>
          </table:table-cell>
          <table:table-cell table:style-name="ce16" table:number-columns-repeated="2"/>
          <table:table-cell table:style-name="ce17" table:formula="of:=[.I11]" office:value-type="float" office:value="403" calcext:value-type="float">
            <text:p>403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7" table:number-columns-repeated="8"/>
          <table:table-cell table:style-name="ce45" office:value-type="float" office:value="329" calcext:value-type="float">
            <text:p>329</text:p>
          </table:table-cell>
          <table:table-cell table:style-name="ce16" office:value-type="float" office:value="214" calcext:value-type="float">
            <text:p>214</text:p>
          </table:table-cell>
          <table:table-cell table:style-name="ce16" table:number-columns-repeated="2"/>
          <table:table-cell table:style-name="ce17" table:formula="of:=[.J12]" office:value-type="float" office:value="329" calcext:value-type="float">
            <text:p>329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7" table:number-columns-repeated="9"/>
          <table:table-cell table:style-name="ce45" office:value-type="float" office:value="16" calcext:value-type="float">
            <text:p>16</text:p>
          </table:table-cell>
          <table:table-cell table:style-name="ce16" table:number-columns-repeated="2"/>
          <table:table-cell table:style-name="ce17" table:formula="of:=[.K13]" office:value-type="float" office:value="16" calcext:value-type="float">
            <text:p>16</text:p>
          </table:table-cell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6"/>
          <table:table-cell table:style-name="ce17" table:number-columns-repeated="10"/>
          <table:table-cell table:style-name="ce16" table:number-columns-repeated="2"/>
          <table:table-cell table:style-name="ce17"/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6"/>
          <table:table-cell table:style-name="ce17" table:number-columns-repeated="11"/>
          <table:table-cell table:style-name="ce16"/>
          <table:table-cell table:style-name="ce17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7" table:formula="of:=SUM([.B4:.B15])" office:value-type="float" office:value="381" calcext:value-type="float">
            <text:p>381</text:p>
          </table:table-cell>
          <table:table-cell table:style-name="ce17" table:formula="of:=SUM([.C4:.C15])" office:value-type="float" office:value="787" calcext:value-type="float">
            <text:p>787</text:p>
          </table:table-cell>
          <table:table-cell table:style-name="ce17" table:formula="of:=SUM([.D4:.D15])" office:value-type="float" office:value="816" calcext:value-type="float">
            <text:p>816</text:p>
          </table:table-cell>
          <table:table-cell table:style-name="ce17" table:formula="of:=SUM([.E4:.E15])" office:value-type="float" office:value="803" calcext:value-type="float">
            <text:p>803</text:p>
          </table:table-cell>
          <table:table-cell table:style-name="ce17" table:formula="of:=SUM([.F4:.F15])" office:value-type="float" office:value="998" calcext:value-type="float">
            <text:p>998</text:p>
          </table:table-cell>
          <table:table-cell table:style-name="ce17" table:formula="of:=SUM([.G4:.G15])" office:value-type="float" office:value="1180" calcext:value-type="float">
            <text:p>1,180</text:p>
          </table:table-cell>
          <table:table-cell table:style-name="ce17" table:formula="of:=SUM([.H4:.H15])" office:value-type="float" office:value="1038" calcext:value-type="float">
            <text:p>1,038</text:p>
          </table:table-cell>
          <table:table-cell table:style-name="ce17" table:formula="of:=SUM([.I4:.I15])" office:value-type="float" office:value="1009" calcext:value-type="float">
            <text:p>1,009</text:p>
          </table:table-cell>
          <table:table-cell table:style-name="ce17" table:formula="of:=SUM([.J4:.J15])" office:value-type="float" office:value="1029" calcext:value-type="float">
            <text:p>1,029</text:p>
          </table:table-cell>
          <table:table-cell table:style-name="ce17" table:formula="of:=SUM([.K4:.K15])" office:value-type="float" office:value="516" calcext:value-type="float">
            <text:p>516</text:p>
          </table:table-cell>
          <table:table-cell table:style-name="ce17" table:number-columns-repeated="2"/>
          <table:table-cell table:style-name="ce17" table:formula="of:=SUM([.N4:.N15])" office:value-type="float" office:value="3637" calcext:value-type="float">
            <text:p>3,637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" table:style-name="ta3">
        <office:forms form:automatic-focus="false" form:apply-design-mode="false"/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1010" table:default-cell-style-name="Default"/>
        <table:table-row table:style-name="ro2">
          <table:table-cell table:style-name="ce5" office:value-type="string" calcext:value-type="string">
            <text:p>Покупатели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9" office:value-type="string" calcext:value-type="string">
            <text:p>Когорта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7" table:formula="of:=SUM([.B4:.M4])" office:value-type="float" office:value="497" calcext:value-type="float">
            <text:p>497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17"/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2" table:style-name="ce16" office:value-type="float" office:value="38" calcext:value-type="float">
            <text:p>3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7" table:formula="of:=SUM([.B5:.M5])" office:value-type="float" office:value="624" calcext:value-type="float">
            <text:p>62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17" table:number-columns-repeated="2"/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7" table:formula="of:=SUM([.B6:.M6])" office:value-type="float" office:value="421" calcext:value-type="float">
            <text:p>421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17" table:number-columns-repeated="3"/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7" table:formula="of:=SUM([.B7:.M7])" office:value-type="float" office:value="450" calcext:value-type="float">
            <text:p>45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17" table:number-columns-repeated="4"/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7" table:formula="of:=SUM([.B8:.M8])" office:value-type="float" office:value="563" calcext:value-type="float">
            <text:p>563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17" table:number-columns-repeated="5"/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7" calcext:value-type="float">
            <text:p>17</text:p>
          </table:table-cell>
          <table:table-cell table:style-name="ce16" table:number-columns-repeated="2"/>
          <table:table-cell table:style-name="ce17" table:formula="of:=SUM([.B9:.M9])" office:value-type="float" office:value="601" calcext:value-type="float">
            <text:p>601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17" table:number-columns-repeated="6"/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7" table:formula="of:=SUM([.B10:.M10])" office:value-type="float" office:value="337" calcext:value-type="float">
            <text:p>337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17" table:number-columns-repeated="7"/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number-columns-repeated="2"/>
          <table:table-cell table:style-name="ce17" table:formula="of:=SUM([.B11:.M11])" office:value-type="float" office:value="369" calcext:value-type="float">
            <text:p>369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17" table:number-columns-repeated="8"/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77" calcext:value-type="float">
            <text:p>77</text:p>
          </table:table-cell>
          <table:table-cell table:style-name="ce16" table:number-columns-repeated="2"/>
          <table:table-cell table:style-name="ce17" table:formula="of:=SUM([.B12:.M12])" office:value-type="float" office:value="238" calcext:value-type="float">
            <text:p>238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17" table:number-columns-repeated="9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13:.M13])" office:value-type="float" office:value="7" calcext:value-type="float">
            <text:p>7</text:p>
          </table:table-cell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42"/>
          <table:table-cell table:style-name="ce17" table:number-columns-repeated="10"/>
          <table:table-cell table:style-name="ce16" table:number-columns-repeated="2"/>
          <table:table-cell table:style-name="ce17" table:formula="of:=SUM([.B14:.M14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42"/>
          <table:table-cell table:style-name="ce17" table:number-columns-repeated="11"/>
          <table:table-cell table:style-name="ce16"/>
          <table:table-cell table:style-name="ce17" table:formula="of:=SUM([.B15:.M1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string" calcext:value-type="string">
            <text:p>итого в неделю</text:p>
          </table:table-cell>
          <table:table-cell table:style-name="ce17" table:formula="of:=SUM([.B4:.B15])" office:value-type="float" office:value="188" calcext:value-type="float">
            <text:p>188</text:p>
          </table:table-cell>
          <table:table-cell table:style-name="ce17" table:formula="of:=SUM([.C4:.C15])" office:value-type="float" office:value="370" calcext:value-type="float">
            <text:p>370</text:p>
          </table:table-cell>
          <table:table-cell table:style-name="ce17" table:formula="of:=SUM([.D4:.D15])" office:value-type="float" office:value="391" calcext:value-type="float">
            <text:p>391</text:p>
          </table:table-cell>
          <table:table-cell table:style-name="ce17" table:formula="of:=SUM([.E4:.E15])" office:value-type="float" office:value="409" calcext:value-type="float">
            <text:p>409</text:p>
          </table:table-cell>
          <table:table-cell table:style-name="ce17" table:formula="of:=SUM([.F4:.F15])" office:value-type="float" office:value="460" calcext:value-type="float">
            <text:p>460</text:p>
          </table:table-cell>
          <table:table-cell table:style-name="ce17" table:formula="of:=SUM([.G4:.G15])" office:value-type="float" office:value="561" calcext:value-type="float">
            <text:p>561</text:p>
          </table:table-cell>
          <table:table-cell table:style-name="ce17" table:formula="of:=SUM([.H4:.H15])" office:value-type="float" office:value="516" calcext:value-type="float">
            <text:p>516</text:p>
          </table:table-cell>
          <table:table-cell table:style-name="ce17" table:formula="of:=SUM([.I4:.I15])" office:value-type="float" office:value="516" calcext:value-type="float">
            <text:p>516</text:p>
          </table:table-cell>
          <table:table-cell table:style-name="ce17" table:formula="of:=SUM([.J4:.J15])" office:value-type="float" office:value="504" calcext:value-type="float">
            <text:p>504</text:p>
          </table:table-cell>
          <table:table-cell table:style-name="ce17" table:formula="of:=SUM([.K4:.K15])" office:value-type="float" office:value="192" calcext:value-type="float">
            <text:p>192</text:p>
          </table:table-cell>
          <table:table-cell table:style-name="ce17" table:number-columns-repeated="2"/>
          <table:table-cell table:style-name="ce17" table:formula="of:=SUM([.N4:.N15])" office:value-type="float" office:value="4107" calcext:value-type="float">
            <text:p>4,107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" table:style-name="ta4">
        <office:forms form:automatic-focus="false" form:apply-design-mode="false"/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1010" table:default-cell-style-name="Default"/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9" office:value-type="string" calcext:value-type="string">
            <text:p>Когорта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4:.M4])" office:value-type="float" office:value="701" calcext:value-type="float">
            <text:p>701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17"/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42" calcext:value-type="float">
            <text:p>4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7" table:formula="of:=SUM([.B5:.M5])" office:value-type="float" office:value="894" calcext:value-type="float">
            <text:p>89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17" table:number-columns-repeated="2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7" table:formula="of:=SUM([.B6:.M6])" office:value-type="float" office:value="587" calcext:value-type="float">
            <text:p>587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17" table:number-columns-repeated="3"/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number-columns-repeated="2"/>
          <table:table-cell table:style-name="ce17" table:formula="of:=SUM([.B7:.M7])" office:value-type="float" office:value="629" calcext:value-type="float">
            <text:p>629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17" table:number-columns-repeated="4"/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table:number-columns-repeated="2"/>
          <table:table-cell table:style-name="ce17" table:formula="of:=SUM([.B8:.M8])" office:value-type="float" office:value="816" calcext:value-type="float">
            <text:p>816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17" table:number-columns-repeated="5"/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7" table:formula="of:=SUM([.B9:.M9])" office:value-type="float" office:value="906" calcext:value-type="float">
            <text:p>906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17" table:number-columns-repeated="6"/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22" calcext:value-type="float">
            <text:p>22</text:p>
          </table:table-cell>
          <table:table-cell table:style-name="ce16" table:number-columns-repeated="2"/>
          <table:table-cell table:style-name="ce17" table:formula="of:=SUM([.B10:.M10])" office:value-type="float" office:value="505" calcext:value-type="float">
            <text:p>505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17" table:number-columns-repeated="7"/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36" calcext:value-type="float">
            <text:p>36</text:p>
          </table:table-cell>
          <table:table-cell table:style-name="ce16" table:number-columns-repeated="2"/>
          <table:table-cell table:style-name="ce17" table:formula="of:=SUM([.B11:.M11])" office:value-type="float" office:value="524" calcext:value-type="float">
            <text:p>52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17" table:number-columns-repeated="8"/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number-columns-repeated="2"/>
          <table:table-cell table:style-name="ce17" table:formula="of:=SUM([.B12:.M12])" office:value-type="float" office:value="309" calcext:value-type="float">
            <text:p>309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17" table:number-columns-repeated="9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13:.M13])" office:value-type="float" office:value="7" calcext:value-type="float">
            <text:p>7</text:p>
          </table:table-cell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42"/>
          <table:table-cell table:style-name="ce17" table:number-columns-repeated="10"/>
          <table:table-cell table:style-name="ce16" table:number-columns-repeated="2"/>
          <table:table-cell table:style-name="ce17" table:formula="of:=SUM([.B14:.M14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42"/>
          <table:table-cell table:style-name="ce17" table:number-columns-repeated="11"/>
          <table:table-cell table:style-name="ce16"/>
          <table:table-cell table:style-name="ce17" table:formula="of:=SUM([.B15:.M1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string" calcext:value-type="string">
            <text:p>итого в неделю</text:p>
          </table:table-cell>
          <table:table-cell table:style-name="ce17" table:formula="of:=SUM([.B4:.B15])" office:value-type="float" office:value="266" calcext:value-type="float">
            <text:p>266</text:p>
          </table:table-cell>
          <table:table-cell table:style-name="ce17" table:formula="of:=SUM([.C4:.C15])" office:value-type="float" office:value="521" calcext:value-type="float">
            <text:p>521</text:p>
          </table:table-cell>
          <table:table-cell table:style-name="ce17" table:formula="of:=SUM([.D4:.D15])" office:value-type="float" office:value="549" calcext:value-type="float">
            <text:p>549</text:p>
          </table:table-cell>
          <table:table-cell table:style-name="ce17" table:formula="of:=SUM([.E4:.E15])" office:value-type="float" office:value="582" calcext:value-type="float">
            <text:p>582</text:p>
          </table:table-cell>
          <table:table-cell table:style-name="ce17" table:formula="of:=SUM([.F4:.F15])" office:value-type="float" office:value="632" calcext:value-type="float">
            <text:p>632</text:p>
          </table:table-cell>
          <table:table-cell table:style-name="ce17" table:formula="of:=SUM([.G4:.G15])" office:value-type="float" office:value="811" calcext:value-type="float">
            <text:p>811</text:p>
          </table:table-cell>
          <table:table-cell table:style-name="ce17" table:formula="of:=SUM([.H4:.H15])" office:value-type="float" office:value="779" calcext:value-type="float">
            <text:p>779</text:p>
          </table:table-cell>
          <table:table-cell table:style-name="ce17" table:formula="of:=SUM([.I4:.I15])" office:value-type="float" office:value="766" calcext:value-type="float">
            <text:p>766</text:p>
          </table:table-cell>
          <table:table-cell table:style-name="ce17" table:formula="of:=SUM([.J4:.J15])" office:value-type="float" office:value="751" calcext:value-type="float">
            <text:p>751</text:p>
          </table:table-cell>
          <table:table-cell table:style-name="ce17" table:formula="of:=SUM([.K4:.K15])" office:value-type="float" office:value="221" calcext:value-type="float">
            <text:p>221</text:p>
          </table:table-cell>
          <table:table-cell table:style-name="ce17" table:number-columns-repeated="2"/>
          <table:table-cell table:style-name="ce17" table:formula="of:=SUM([.N4:.N15])" office:value-type="float" office:value="5878" calcext:value-type="float">
            <text:p>5,878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1" table:style-name="ta5">
        <office:forms form:automatic-focus="false" form:apply-design-mode="false"/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1010" table:default-cell-style-name="Default"/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2" office:value-type="currency" office:currency="RUR" office:value="2" calcext:value-type="currency">
            <text:p>р.2.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8" table:formula="of:=IF([$UA.B4]=&quot;&quot;;&quot;&quot;;[$B.B4]/[$UA.B4])" office:value-type="percentage" office:value="0.493438320209974" calcext:value-type="percentage">
            <text:p>49.34%</text:p>
          </table:table-cell>
          <table:table-cell table:style-name="ce18" table:formula="of:=IF([$UA.C4]=&quot;&quot;;&quot;&quot;;[$B.C4]/[$UA.C4])" office:value-type="percentage" office:value="0.414790996784566" calcext:value-type="percentage">
            <text:p>41.48%</text:p>
          </table:table-cell>
          <table:table-cell table:style-name="ce18" table:formula="of:=IF([$UA.D4]=&quot;&quot;;&quot;&quot;;[$B.D4]/[$UA.D4])" office:value-type="percentage" office:value="0.5" calcext:value-type="percentage">
            <text:p>50.00%</text:p>
          </table:table-cell>
          <table:table-cell table:style-name="ce18" table:formula="of:=IF([$UA.E4]=&quot;&quot;;&quot;&quot;;[$B.E4]/[$UA.E4])" office:value-type="percentage" office:value="0.533333333333333" calcext:value-type="percentage">
            <text:p>53.33%</text:p>
          </table:table-cell>
          <table:table-cell table:style-name="ce18" table:formula="of:=IF([$UA.F4]=&quot;&quot;;&quot;&quot;;[$B.F4]/[$UA.F4])" office:value-type="percentage" office:value="0.513513513513513" calcext:value-type="percentage">
            <text:p>51.35%</text:p>
          </table:table-cell>
          <table:table-cell table:style-name="ce18" table:formula="of:=IF([$UA.G4]=&quot;&quot;;&quot;&quot;;[$B.G4]/[$UA.G4])" office:value-type="percentage" office:value="0.647058823529412" calcext:value-type="percentage">
            <text:p>64.71%</text:p>
          </table:table-cell>
          <table:table-cell table:style-name="ce18" table:formula="of:=IF([$UA.H4]=&quot;&quot;;&quot;&quot;;[$B.H4]/[$UA.H4])" office:value-type="percentage" office:value="0.636363636363636" calcext:value-type="percentage">
            <text:p>63.64%</text:p>
          </table:table-cell>
          <table:table-cell table:style-name="ce18" table:formula="of:=IF([$UA.I4]=&quot;&quot;;&quot;&quot;;[$B.I4]/[$UA.I4])" office:value-type="percentage" office:value="0.428571428571429" calcext:value-type="percentage">
            <text:p>42.86%</text:p>
          </table:table-cell>
          <table:table-cell table:style-name="ce18" table:formula="of:=IF([$UA.J4]=&quot;&quot;;&quot;&quot;;[$B.J4]/[$UA.J4])" office:value-type="percentage" office:value="0.5" calcext:value-type="percentage">
            <text:p>50.00%</text:p>
          </table:table-cell>
          <table:table-cell table:style-name="ce18" table:formula="of:=IF([$UA.K4]=&quot;&quot;;&quot;&quot;;[$B.K4]/[$UA.K4])" office:value-type="percentage" office:value="0.428571428571429" calcext:value-type="percentage">
            <text:p>42.86%</text:p>
          </table:table-cell>
          <table:table-cell table:style-name="ce18" table:formula="of:=IF([$UA.L4]=&quot;&quot;;&quot;&quot;;[$B.L4]/[$UA.L4])">
            <text:p/>
          </table:table-cell>
          <table:table-cell table:style-name="ce18" table:formula="of:=IF([$UA.M4]=&quot;&quot;;&quot;&quot;;[$B.M4]/[$UA.M4])">
            <text:p/>
          </table:table-cell>
          <table:table-cell table:style-name="ce19" table:formula="of:=IF([$UA.N4]=&quot;&quot;;&quot;&quot;;[$B.N4]/[$UA.N4])" office:value-type="percentage" office:value="1.30446194225722" calcext:value-type="percentage">
            <text:p>130.45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9"/>
          <table:table-cell table:style-name="ce18" table:formula="of:=IF([$UA.C5]=&quot;&quot;;&quot;&quot;;[$B.C5]/[$UA.C5])" office:value-type="percentage" office:value="0.506302521008403" calcext:value-type="percentage">
            <text:p>50.63%</text:p>
          </table:table-cell>
          <table:table-cell table:style-name="ce18" table:formula="of:=IF([$UA.D5]=&quot;&quot;;&quot;&quot;;[$B.D5]/[$UA.D5])" office:value-type="percentage" office:value="0.450549450549451" calcext:value-type="percentage">
            <text:p>45.05%</text:p>
          </table:table-cell>
          <table:table-cell table:style-name="ce18" table:formula="of:=IF([$UA.E5]=&quot;&quot;;&quot;&quot;;[$B.E5]/[$UA.E5])" office:value-type="percentage" office:value="0.485294117647059" calcext:value-type="percentage">
            <text:p>48.53%</text:p>
          </table:table-cell>
          <table:table-cell table:style-name="ce18" table:formula="of:=IF([$UA.F5]=&quot;&quot;;&quot;&quot;;[$B.F5]/[$UA.F5])" office:value-type="percentage" office:value="0.469135802469136" calcext:value-type="percentage">
            <text:p>46.91%</text:p>
          </table:table-cell>
          <table:table-cell table:style-name="ce18" table:formula="of:=IF([$UA.G5]=&quot;&quot;;&quot;&quot;;[$B.G5]/[$UA.G5])" office:value-type="percentage" office:value="0.678571428571429" calcext:value-type="percentage">
            <text:p>67.86%</text:p>
          </table:table-cell>
          <table:table-cell table:style-name="ce18" table:formula="of:=IF([$UA.H5]=&quot;&quot;;&quot;&quot;;[$B.H5]/[$UA.H5])" office:value-type="percentage" office:value="0.644444444444444" calcext:value-type="percentage">
            <text:p>64.44%</text:p>
          </table:table-cell>
          <table:table-cell table:style-name="ce18" table:formula="of:=IF([$UA.I5]=&quot;&quot;;&quot;&quot;;[$B.I5]/[$UA.I5])" office:value-type="percentage" office:value="0.75" calcext:value-type="percentage">
            <text:p>75.00%</text:p>
          </table:table-cell>
          <table:table-cell table:style-name="ce18" table:formula="of:=IF([$UA.J5]=&quot;&quot;;&quot;&quot;;[$B.J5]/[$UA.J5])" office:value-type="percentage" office:value="0.548387096774194" calcext:value-type="percentage">
            <text:p>54.84%</text:p>
          </table:table-cell>
          <table:table-cell table:style-name="ce18" table:formula="of:=IF([$UA.K5]=&quot;&quot;;&quot;&quot;;[$B.K5]/[$UA.K5])" office:value-type="percentage" office:value="0.266666666666667" calcext:value-type="percentage">
            <text:p>26.67%</text:p>
          </table:table-cell>
          <table:table-cell table:style-name="ce18" table:formula="of:=IF([$UA.L5]=&quot;&quot;;&quot;&quot;;[$B.L5]/[$UA.L5])">
            <text:p/>
          </table:table-cell>
          <table:table-cell table:style-name="ce18" table:formula="of:=IF([$UA.M5]=&quot;&quot;;&quot;&quot;;[$B.M5]/[$UA.M5])">
            <text:p/>
          </table:table-cell>
          <table:table-cell table:style-name="ce19" table:formula="of:=IF([$UA.N5]=&quot;&quot;;&quot;&quot;;[$B.N5]/[$UA.N5])" office:value-type="percentage" office:value="1.3109243697479" calcext:value-type="percentage">
            <text:p>131.09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9" table:number-columns-repeated="2"/>
          <table:table-cell table:style-name="ce18" table:formula="of:=IF([$UA.D6]=&quot;&quot;;&quot;&quot;;[$B.D6]/[$UA.D6])" office:value-type="percentage" office:value="0.502941176470588" calcext:value-type="percentage">
            <text:p>50.29%</text:p>
          </table:table-cell>
          <table:table-cell table:style-name="ce18" table:formula="of:=IF([$UA.E6]=&quot;&quot;;&quot;&quot;;[$B.E6]/[$UA.E6])" office:value-type="percentage" office:value="0.442307692307692" calcext:value-type="percentage">
            <text:p>44.23%</text:p>
          </table:table-cell>
          <table:table-cell table:style-name="ce18" table:formula="of:=IF([$UA.F6]=&quot;&quot;;&quot;&quot;;[$B.F6]/[$UA.F6])" office:value-type="percentage" office:value="0.463917525773196" calcext:value-type="percentage">
            <text:p>46.39%</text:p>
          </table:table-cell>
          <table:table-cell table:style-name="ce18" table:formula="of:=IF([$UA.G6]=&quot;&quot;;&quot;&quot;;[$B.G6]/[$UA.G6])" office:value-type="percentage" office:value="0.56140350877193" calcext:value-type="percentage">
            <text:p>56.14%</text:p>
          </table:table-cell>
          <table:table-cell table:style-name="ce18" table:formula="of:=IF([$UA.H6]=&quot;&quot;;&quot;&quot;;[$B.H6]/[$UA.H6])" office:value-type="percentage" office:value="0.45" calcext:value-type="percentage">
            <text:p>45.00%</text:p>
          </table:table-cell>
          <table:table-cell table:style-name="ce18" table:formula="of:=IF([$UA.I6]=&quot;&quot;;&quot;&quot;;[$B.I6]/[$UA.I6])" office:value-type="percentage" office:value="0.566666666666667" calcext:value-type="percentage">
            <text:p>56.67%</text:p>
          </table:table-cell>
          <table:table-cell table:style-name="ce18" table:formula="of:=IF([$UA.J6]=&quot;&quot;;&quot;&quot;;[$B.J6]/[$UA.J6])" office:value-type="percentage" office:value="0.6" calcext:value-type="percentage">
            <text:p>60.00%</text:p>
          </table:table-cell>
          <table:table-cell table:style-name="ce18" table:formula="of:=IF([$UA.K6]=&quot;&quot;;&quot;&quot;;[$B.K6]/[$UA.K6])" office:value-type="percentage" office:value="0.3125" calcext:value-type="percentage">
            <text:p>31.25%</text:p>
          </table:table-cell>
          <table:table-cell table:style-name="ce18" table:formula="of:=IF([$UA.L6]=&quot;&quot;;&quot;&quot;;[$B.L6]/[$UA.L6])">
            <text:p/>
          </table:table-cell>
          <table:table-cell table:style-name="ce18" table:formula="of:=IF([$UA.M6]=&quot;&quot;;&quot;&quot;;[$B.M6]/[$UA.M6])">
            <text:p/>
          </table:table-cell>
          <table:table-cell table:style-name="ce19" table:formula="of:=IF([$UA.N6]=&quot;&quot;;&quot;&quot;;[$B.N6]/[$UA.N6])" office:value-type="percentage" office:value="1.23823529411765" calcext:value-type="percentage">
            <text:p>123.82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9" table:number-columns-repeated="3"/>
          <table:table-cell table:style-name="ce18" table:formula="of:=IF([$UA.E7]=&quot;&quot;;&quot;&quot;;[$B.E7]/[$UA.E7])" office:value-type="percentage" office:value="0.564841498559078" calcext:value-type="percentage">
            <text:p>56.48%</text:p>
          </table:table-cell>
          <table:table-cell table:style-name="ce18" table:formula="of:=IF([$UA.F7]=&quot;&quot;;&quot;&quot;;[$B.F7]/[$UA.F7])" office:value-type="percentage" office:value="0.395833333333333" calcext:value-type="percentage">
            <text:p>39.58%</text:p>
          </table:table-cell>
          <table:table-cell table:style-name="ce18" table:formula="of:=IF([$UA.G7]=&quot;&quot;;&quot;&quot;;[$B.G7]/[$UA.G7])" office:value-type="percentage" office:value="0.510416666666667" calcext:value-type="percentage">
            <text:p>51.04%</text:p>
          </table:table-cell>
          <table:table-cell table:style-name="ce18" table:formula="of:=IF([$UA.H7]=&quot;&quot;;&quot;&quot;;[$B.H7]/[$UA.H7])" office:value-type="percentage" office:value="0.548387096774194" calcext:value-type="percentage">
            <text:p>54.84%</text:p>
          </table:table-cell>
          <table:table-cell table:style-name="ce18" table:formula="of:=IF([$UA.I7]=&quot;&quot;;&quot;&quot;;[$B.I7]/[$UA.I7])" office:value-type="percentage" office:value="0.568181818181818" calcext:value-type="percentage">
            <text:p>56.82%</text:p>
          </table:table-cell>
          <table:table-cell table:style-name="ce18" table:formula="of:=IF([$UA.J7]=&quot;&quot;;&quot;&quot;;[$B.J7]/[$UA.J7])" office:value-type="percentage" office:value="0.567567567567568" calcext:value-type="percentage">
            <text:p>56.76%</text:p>
          </table:table-cell>
          <table:table-cell table:style-name="ce18" table:formula="of:=IF([$UA.K7]=&quot;&quot;;&quot;&quot;;[$B.K7]/[$UA.K7])" office:value-type="percentage" office:value="0.458333333333333" calcext:value-type="percentage">
            <text:p>45.83%</text:p>
          </table:table-cell>
          <table:table-cell table:style-name="ce18" table:formula="of:=IF([$UA.L7]=&quot;&quot;;&quot;&quot;;[$B.L7]/[$UA.L7])">
            <text:p/>
          </table:table-cell>
          <table:table-cell table:style-name="ce18" table:formula="of:=IF([$UA.M7]=&quot;&quot;;&quot;&quot;;[$B.M7]/[$UA.M7])">
            <text:p/>
          </table:table-cell>
          <table:table-cell table:style-name="ce19" table:formula="of:=IF([$UA.N7]=&quot;&quot;;&quot;&quot;;[$B.N7]/[$UA.N7])" office:value-type="percentage" office:value="1.29682997118156" calcext:value-type="percentage">
            <text:p>129.68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9" table:number-columns-repeated="4"/>
          <table:table-cell table:style-name="ce18" table:formula="of:=IF([$UA.F8]=&quot;&quot;;&quot;&quot;;[$B.F8]/[$UA.F8])" office:value-type="percentage" office:value="0.492929292929293" calcext:value-type="percentage">
            <text:p>49.29%</text:p>
          </table:table-cell>
          <table:table-cell table:style-name="ce18" table:formula="of:=IF([$UA.G8]=&quot;&quot;;&quot;&quot;;[$B.G8]/[$UA.G8])" office:value-type="percentage" office:value="0.408740359897172" calcext:value-type="percentage">
            <text:p>40.87%</text:p>
          </table:table-cell>
          <table:table-cell table:style-name="ce18" table:formula="of:=IF([$UA.H8]=&quot;&quot;;&quot;&quot;;[$B.H8]/[$UA.H8])" office:value-type="percentage" office:value="0.487804878048781" calcext:value-type="percentage">
            <text:p>48.78%</text:p>
          </table:table-cell>
          <table:table-cell table:style-name="ce18" table:formula="of:=IF([$UA.I8]=&quot;&quot;;&quot;&quot;;[$B.I8]/[$UA.I8])" office:value-type="percentage" office:value="0.654320987654321" calcext:value-type="percentage">
            <text:p>65.43%</text:p>
          </table:table-cell>
          <table:table-cell table:style-name="ce18" table:formula="of:=IF([$UA.J8]=&quot;&quot;;&quot;&quot;;[$B.J8]/[$UA.J8])" office:value-type="percentage" office:value="0.515151515151515" calcext:value-type="percentage">
            <text:p>51.52%</text:p>
          </table:table-cell>
          <table:table-cell table:style-name="ce18" table:formula="of:=IF([$UA.K8]=&quot;&quot;;&quot;&quot;;[$B.K8]/[$UA.K8])" office:value-type="percentage" office:value="0.351351351351351" calcext:value-type="percentage">
            <text:p>35.14%</text:p>
          </table:table-cell>
          <table:table-cell table:style-name="ce18" table:formula="of:=IF([$UA.L8]=&quot;&quot;;&quot;&quot;;[$B.L8]/[$UA.L8])">
            <text:p/>
          </table:table-cell>
          <table:table-cell table:style-name="ce18" table:formula="of:=IF([$UA.M8]=&quot;&quot;;&quot;&quot;;[$B.M8]/[$UA.M8])">
            <text:p/>
          </table:table-cell>
          <table:table-cell table:style-name="ce19" table:formula="of:=IF([$UA.N8]=&quot;&quot;;&quot;&quot;;[$B.N8]/[$UA.N8])" office:value-type="percentage" office:value="1.13737373737374" calcext:value-type="percentage">
            <text:p>113.74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9" table:number-columns-repeated="5"/>
          <table:table-cell table:style-name="ce18" table:formula="of:=IF([$UA.G9]=&quot;&quot;;&quot;&quot;;[$B.G9]/[$UA.G9])" office:value-type="percentage" office:value="0.476277372262774" calcext:value-type="percentage">
            <text:p>47.63%</text:p>
          </table:table-cell>
          <table:table-cell table:style-name="ce18" table:formula="of:=IF([$UA.H9]=&quot;&quot;;&quot;&quot;;[$B.H9]/[$UA.H9])" office:value-type="percentage" office:value="0.445727482678984" calcext:value-type="percentage">
            <text:p>44.57%</text:p>
          </table:table-cell>
          <table:table-cell table:style-name="ce18" table:formula="of:=IF([$UA.I9]=&quot;&quot;;&quot;&quot;;[$B.I9]/[$UA.I9])" office:value-type="percentage" office:value="0.506493506493506" calcext:value-type="percentage">
            <text:p>50.65%</text:p>
          </table:table-cell>
          <table:table-cell table:style-name="ce18" table:formula="of:=IF([$UA.J9]=&quot;&quot;;&quot;&quot;;[$B.J9]/[$UA.J9])" office:value-type="percentage" office:value="0.514851485148515" calcext:value-type="percentage">
            <text:p>51.49%</text:p>
          </table:table-cell>
          <table:table-cell table:style-name="ce18" table:formula="of:=IF([$UA.K9]=&quot;&quot;;&quot;&quot;;[$B.K9]/[$UA.K9])" office:value-type="percentage" office:value="0.333333333333333" calcext:value-type="percentage">
            <text:p>33.33%</text:p>
          </table:table-cell>
          <table:table-cell table:style-name="ce18" table:formula="of:=IF([$UA.L9]=&quot;&quot;;&quot;&quot;;[$B.L9]/[$UA.L9])">
            <text:p/>
          </table:table-cell>
          <table:table-cell table:style-name="ce18" table:formula="of:=IF([$UA.M9]=&quot;&quot;;&quot;&quot;;[$B.M9]/[$UA.M9])">
            <text:p/>
          </table:table-cell>
          <table:table-cell table:style-name="ce19" table:formula="of:=IF([$UA.N9]=&quot;&quot;;&quot;&quot;;[$B.N9]/[$UA.N9])" office:value-type="percentage" office:value="1.09671532846715" calcext:value-type="percentage">
            <text:p>109.67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9" table:number-columns-repeated="6"/>
          <table:table-cell table:style-name="ce18" table:formula="of:=IF([$UA.H10]=&quot;&quot;;&quot;&quot;;[$B.H10]/[$UA.H10])" office:value-type="percentage" office:value="0.533112582781457" calcext:value-type="percentage">
            <text:p>53.31%</text:p>
          </table:table-cell>
          <table:table-cell table:style-name="ce18" table:formula="of:=IF([$UA.I10]=&quot;&quot;;&quot;&quot;;[$B.I10]/[$UA.I10])" office:value-type="percentage" office:value="0.450643776824034" calcext:value-type="percentage">
            <text:p>45.06%</text:p>
          </table:table-cell>
          <table:table-cell table:style-name="ce18" table:formula="of:=IF([$UA.J10]=&quot;&quot;;&quot;&quot;;[$B.J10]/[$UA.J10])" office:value-type="percentage" office:value="0.573033707865169" calcext:value-type="percentage">
            <text:p>57.30%</text:p>
          </table:table-cell>
          <table:table-cell table:style-name="ce18" table:formula="of:=IF([$UA.K10]=&quot;&quot;;&quot;&quot;;[$B.K10]/[$UA.K10])" office:value-type="percentage" office:value="0.425531914893617" calcext:value-type="percentage">
            <text:p>42.55%</text:p>
          </table:table-cell>
          <table:table-cell table:style-name="ce18" table:formula="of:=IF([$UA.L10]=&quot;&quot;;&quot;&quot;;[$B.L10]/[$UA.L10])">
            <text:p/>
          </table:table-cell>
          <table:table-cell table:style-name="ce18" table:formula="of:=IF([$UA.M10]=&quot;&quot;;&quot;&quot;;[$B.M10]/[$UA.M10])">
            <text:p/>
          </table:table-cell>
          <table:table-cell table:style-name="ce19" table:formula="of:=IF([$UA.N10]=&quot;&quot;;&quot;&quot;;[$B.N10]/[$UA.N10])" office:value-type="percentage" office:value="1.1158940397351" calcext:value-type="percentage">
            <text:p>111.59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9" table:number-columns-repeated="7"/>
          <table:table-cell table:style-name="ce18" table:formula="of:=IF([$UA.I11]=&quot;&quot;;&quot;&quot;;[$B.I11]/[$UA.I11])" office:value-type="percentage" office:value="0.493796526054591" calcext:value-type="percentage">
            <text:p>49.38%</text:p>
          </table:table-cell>
          <table:table-cell table:style-name="ce18" table:formula="of:=IF([$UA.J11]=&quot;&quot;;&quot;&quot;;[$B.J11]/[$UA.J11])" office:value-type="percentage" office:value="0.428571428571429" calcext:value-type="percentage">
            <text:p>42.86%</text:p>
          </table:table-cell>
          <table:table-cell table:style-name="ce18" table:formula="of:=IF([$UA.K11]=&quot;&quot;;&quot;&quot;;[$B.K11]/[$UA.K11])" office:value-type="percentage" office:value="0.390243902439024" calcext:value-type="percentage">
            <text:p>39.02%</text:p>
          </table:table-cell>
          <table:table-cell table:style-name="ce18" table:formula="of:=IF([$UA.L11]=&quot;&quot;;&quot;&quot;;[$B.L11]/[$UA.L11])">
            <text:p/>
          </table:table-cell>
          <table:table-cell table:style-name="ce18" table:formula="of:=IF([$UA.M11]=&quot;&quot;;&quot;&quot;;[$B.M11]/[$UA.M11])">
            <text:p/>
          </table:table-cell>
          <table:table-cell table:style-name="ce19" table:formula="of:=IF([$UA.N11]=&quot;&quot;;&quot;&quot;;[$B.N11]/[$UA.N11])" office:value-type="percentage" office:value="0.915632754342432" calcext:value-type="percentage">
            <text:p>91.56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9" table:number-columns-repeated="8"/>
          <table:table-cell table:style-name="ce18" table:formula="of:=IF([$UA.J12]=&quot;&quot;;&quot;&quot;;[$B.J12]/[$UA.J12])" office:value-type="percentage" office:value="0.48936170212766" calcext:value-type="percentage">
            <text:p>48.94%</text:p>
          </table:table-cell>
          <table:table-cell table:style-name="ce18" table:formula="of:=IF([$UA.K12]=&quot;&quot;;&quot;&quot;;[$B.K12]/[$UA.K12])" office:value-type="percentage" office:value="0.359813084112149" calcext:value-type="percentage">
            <text:p>35.98%</text:p>
          </table:table-cell>
          <table:table-cell table:style-name="ce18" table:formula="of:=IF([$UA.L12]=&quot;&quot;;&quot;&quot;;[$B.L12]/[$UA.L12])">
            <text:p/>
          </table:table-cell>
          <table:table-cell table:style-name="ce18" table:formula="of:=IF([$UA.M12]=&quot;&quot;;&quot;&quot;;[$B.M12]/[$UA.M12])">
            <text:p/>
          </table:table-cell>
          <table:table-cell table:style-name="ce19" table:formula="of:=IF([$UA.N12]=&quot;&quot;;&quot;&quot;;[$B.N12]/[$UA.N12])" office:value-type="percentage" office:value="0.723404255319149" calcext:value-type="percentage">
            <text:p>72.34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9" table:number-columns-repeated="9"/>
          <table:table-cell table:style-name="ce18" table:formula="of:=IF([$UA.K13]=&quot;&quot;;&quot;&quot;;[$B.K13]/[$UA.K13])" office:value-type="percentage" office:value="0.4375" calcext:value-type="percentage">
            <text:p>43.75%</text:p>
          </table:table-cell>
          <table:table-cell table:style-name="ce18" table:formula="of:=IF([$UA.L13]=&quot;&quot;;&quot;&quot;;[$B.L13]/[$UA.L13])">
            <text:p/>
          </table:table-cell>
          <table:table-cell table:style-name="ce18" table:formula="of:=IF([$UA.M13]=&quot;&quot;;&quot;&quot;;[$B.M13]/[$UA.M13])">
            <text:p/>
          </table:table-cell>
          <table:table-cell table:style-name="ce19" table:formula="of:=IF([$UA.N13]=&quot;&quot;;&quot;&quot;;[$B.N13]/[$UA.N13])" office:value-type="percentage" office:value="0.4375" calcext:value-type="percentage">
            <text:p>43.75%</text:p>
          </table:table-cell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6"/>
          <table:table-cell table:style-name="ce19" table:number-columns-repeated="10"/>
          <table:table-cell table:style-name="ce18" table:formula="of:=IF([$UA.L14]=&quot;&quot;;&quot;&quot;;[$B.L14]/[$UA.L14])">
            <text:p/>
          </table:table-cell>
          <table:table-cell table:style-name="ce18" table:formula="of:=IF([$UA.M14]=&quot;&quot;;&quot;&quot;;[$B.M14]/[$UA.M14])">
            <text:p/>
          </table:table-cell>
          <table:table-cell table:style-name="ce19" table:formula="of:=IF([$UA.N14]=&quot;&quot;;&quot;&quot;;[$B.N14]/[$UA.N14])">
            <text:p/>
          </table:table-cell>
          <table:table-cell table:style-name="ce5" table:number-columns-repeated="12"/>
          <table:table-cell table:number-columns-repeated="998"/>
        </table:table-row>
        <table:table-row table:style-name="ro2" table:visibility="collapse">
          <table:table-cell table:style-name="ce6"/>
          <table:table-cell table:style-name="ce19" table:number-columns-repeated="11"/>
          <table:table-cell table:style-name="ce18" table:formula="of:=IF([$UA.M15]=&quot;&quot;;&quot;&quot;;[$B.M15]/[$UA.M15])">
            <text:p/>
          </table:table-cell>
          <table:table-cell table:style-name="ce19" table:formula="of:=IF([$UA.N15]=&quot;&quot;;&quot;&quot;;[$B.N15]/[$UA.N15])">
            <text:p/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9" table:formula="of:=IF([$UA.B16]=0;&quot;&quot;;[$B.B16]/[$UA.B16])" office:value-type="percentage" office:value="0.493438320209974" calcext:value-type="percentage">
            <text:p>49.34%</text:p>
          </table:table-cell>
          <table:table-cell table:style-name="ce19" table:formula="of:=IF([$UA.C16]=0;&quot;&quot;;[$B.C16]/[$UA.C16])" office:value-type="percentage" office:value="0.470139771283354" calcext:value-type="percentage">
            <text:p>47.01%</text:p>
          </table:table-cell>
          <table:table-cell table:style-name="ce19" table:formula="of:=IF([$UA.D16]=0;&quot;&quot;;[$B.D16]/[$UA.D16])" office:value-type="percentage" office:value="0.479166666666667" calcext:value-type="percentage">
            <text:p>47.92%</text:p>
          </table:table-cell>
          <table:table-cell table:style-name="ce19" table:formula="of:=IF([$UA.E16]=0;&quot;&quot;;[$B.E16]/[$UA.E16])" office:value-type="percentage" office:value="0.5093399750934" calcext:value-type="percentage">
            <text:p>50.93%</text:p>
          </table:table-cell>
          <table:table-cell table:style-name="ce19" table:formula="of:=IF([$UA.F16]=0;&quot;&quot;;[$B.F16]/[$UA.F16])" office:value-type="percentage" office:value="0.460921843687375" calcext:value-type="percentage">
            <text:p>46.09%</text:p>
          </table:table-cell>
          <table:table-cell table:style-name="ce19" table:formula="of:=IF([$UA.G16]=0;&quot;&quot;;[$B.G16]/[$UA.G16])" office:value-type="percentage" office:value="0.475423728813559" calcext:value-type="percentage">
            <text:p>47.54%</text:p>
          </table:table-cell>
          <table:table-cell table:style-name="ce19" table:formula="of:=IF([$UA.H16]=0;&quot;&quot;;[$B.H16]/[$UA.H16])" office:value-type="percentage" office:value="0.497109826589595" calcext:value-type="percentage">
            <text:p>49.71%</text:p>
          </table:table-cell>
          <table:table-cell table:style-name="ce19" table:formula="of:=IF([$UA.I16]=0;&quot;&quot;;[$B.I16]/[$UA.I16])" office:value-type="percentage" office:value="0.511397423191278" calcext:value-type="percentage">
            <text:p>51.14%</text:p>
          </table:table-cell>
          <table:table-cell table:style-name="ce19" table:formula="of:=IF([$UA.J16]=0;&quot;&quot;;[$B.J16]/[$UA.J16])" office:value-type="percentage" office:value="0.489795918367347" calcext:value-type="percentage">
            <text:p>48.98%</text:p>
          </table:table-cell>
          <table:table-cell table:style-name="ce19" table:formula="of:=IF([$UA.K16]=0;&quot;&quot;;[$B.K16]/[$UA.K16])" office:value-type="percentage" office:value="0.372093023255814" calcext:value-type="percentage">
            <text:p>37.21%</text:p>
          </table:table-cell>
          <table:table-cell table:style-name="ce19" table:formula="of:=IF([$UA.L16]=0;&quot;&quot;;[$B.L16]/[$UA.L16])">
            <text:p/>
          </table:table-cell>
          <table:table-cell table:style-name="ce19" table:formula="of:=IF([$UA.M16]=0;&quot;&quot;;[$B.M16]/[$UA.M16])">
            <text:p/>
          </table:table-cell>
          <table:table-cell table:style-name="ce19" table:formula="of:=IF([$UA.N16]=0;&quot;&quot;;[$B.N16]/[$UA.N16])" office:value-type="percentage" office:value="1.12922738520759" calcext:value-type="percentage">
            <text:p>112.92%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C" table:style-name="ta6">
        <office:forms form:automatic-focus="false" form:apply-design-mode="false"/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5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20" table:formula="of:=IF([$B.B4]=&quot;&quot;;&quot;&quot;;[$T.B4]/[$B.B4])" office:value-type="float" office:value="1.41489361702128" calcext:value-type="float">
            <text:p>1.41</text:p>
          </table:table-cell>
          <table:table-cell table:style-name="ce20" table:formula="of:=IF([$B.C4]=&quot;&quot;;&quot;&quot;;[$T.C4]/[$B.C4])" office:value-type="float" office:value="1.30232558139535" calcext:value-type="float">
            <text:p>1.30</text:p>
          </table:table-cell>
          <table:table-cell table:style-name="ce20" table:formula="of:=IF([$B.D4]=&quot;&quot;;&quot;&quot;;[$T.D4]/[$B.D4])" office:value-type="float" office:value="1.625" calcext:value-type="float">
            <text:p>1.63</text:p>
          </table:table-cell>
          <table:table-cell table:style-name="ce20" table:formula="of:=IF([$B.E4]=&quot;&quot;;&quot;&quot;;[$T.E4]/[$B.E4])" office:value-type="float" office:value="1.40625" calcext:value-type="float">
            <text:p>1.41</text:p>
          </table:table-cell>
          <table:table-cell table:style-name="ce20" table:formula="of:=IF([$B.F4]=&quot;&quot;;&quot;&quot;;[$T.F4]/[$B.F4])" office:value-type="float" office:value="1.42105263157895" calcext:value-type="float">
            <text:p>1.42</text:p>
          </table:table-cell>
          <table:table-cell table:style-name="ce20" table:formula="of:=IF([$B.G4]=&quot;&quot;;&quot;&quot;;[$T.G4]/[$B.G4])" office:value-type="float" office:value="1.36363636363636" calcext:value-type="float">
            <text:p>1.36</text:p>
          </table:table-cell>
          <table:table-cell table:style-name="ce20" table:formula="of:=IF([$B.H4]=&quot;&quot;;&quot;&quot;;[$T.H4]/[$B.H4])" office:value-type="float" office:value="1.52380952380952" calcext:value-type="float">
            <text:p>1.52</text:p>
          </table:table-cell>
          <table:table-cell table:style-name="ce20" table:formula="of:=IF([$B.I4]=&quot;&quot;;&quot;&quot;;[$T.I4]/[$B.I4])" office:value-type="float" office:value="1.66666666666667" calcext:value-type="float">
            <text:p>1.67</text:p>
          </table:table-cell>
          <table:table-cell table:style-name="ce20" table:formula="of:=IF([$B.J4]=&quot;&quot;;&quot;&quot;;[$T.J4]/[$B.J4])" office:value-type="float" office:value="1.25" calcext:value-type="float">
            <text:p>1.25</text:p>
          </table:table-cell>
          <table:table-cell table:style-name="ce20" table:formula="of:=IF([$B.K4]=&quot;&quot;;&quot;&quot;;[$T.K4]/[$B.K4])" office:value-type="float" office:value="1.16666666666667" calcext:value-type="float">
            <text:p>1.17</text:p>
          </table:table-cell>
          <table:table-cell table:style-name="ce20" table:formula="of:=IF([$B.L4]=&quot;&quot;;&quot;&quot;;[$T.L4]/[$B.L4])">
            <text:p/>
          </table:table-cell>
          <table:table-cell table:style-name="ce20" table:formula="of:=IF([$B.M4]=&quot;&quot;;&quot;&quot;;[$T.M4]/[$B.M4])">
            <text:p/>
          </table:table-cell>
          <table:table-cell table:style-name="ce21" table:formula="of:=IF([$B.N4]=0;&quot;&quot;;[$T.N4]/[$B.N4])" office:value-type="float" office:value="1.41046277665996" calcext:value-type="float">
            <text:p>1.4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21"/>
          <table:table-cell table:style-name="ce20" table:formula="of:=IF([$B.C5]=&quot;&quot;;&quot;&quot;;[$T.C5]/[$B.C5])" office:value-type="float" office:value="1.46473029045643" calcext:value-type="float">
            <text:p>1.46</text:p>
          </table:table-cell>
          <table:table-cell table:style-name="ce20" table:formula="of:=IF([$B.D5]=&quot;&quot;;&quot;&quot;;[$T.D5]/[$B.D5])" office:value-type="float" office:value="1.39024390243902" calcext:value-type="float">
            <text:p>1.39</text:p>
          </table:table-cell>
          <table:table-cell table:style-name="ce20" table:formula="of:=IF([$B.E5]=&quot;&quot;;&quot;&quot;;[$T.E5]/[$B.E5])" office:value-type="float" office:value="1.5" calcext:value-type="float">
            <text:p>1.50</text:p>
          </table:table-cell>
          <table:table-cell table:style-name="ce20" table:formula="of:=IF([$B.F5]=&quot;&quot;;&quot;&quot;;[$T.F5]/[$B.F5])" office:value-type="float" office:value="1.28947368421053" calcext:value-type="float">
            <text:p>1.29</text:p>
          </table:table-cell>
          <table:table-cell table:style-name="ce20" table:formula="of:=IF([$B.G5]=&quot;&quot;;&quot;&quot;;[$T.G5]/[$B.G5])" office:value-type="float" office:value="1.31578947368421" calcext:value-type="float">
            <text:p>1.32</text:p>
          </table:table-cell>
          <table:table-cell table:style-name="ce20" table:formula="of:=IF([$B.H5]=&quot;&quot;;&quot;&quot;;[$T.H5]/[$B.H5])" office:value-type="float" office:value="1.44827586206897" calcext:value-type="float">
            <text:p>1.45</text:p>
          </table:table-cell>
          <table:table-cell table:style-name="ce20" table:formula="of:=IF([$B.I5]=&quot;&quot;;&quot;&quot;;[$T.I5]/[$B.I5])" office:value-type="float" office:value="1.55555555555556" calcext:value-type="float">
            <text:p>1.56</text:p>
          </table:table-cell>
          <table:table-cell table:style-name="ce20" table:formula="of:=IF([$B.J5]=&quot;&quot;;&quot;&quot;;[$T.J5]/[$B.J5])" office:value-type="float" office:value="1.58823529411765" calcext:value-type="float">
            <text:p>1.59</text:p>
          </table:table-cell>
          <table:table-cell table:style-name="ce20" table:formula="of:=IF([$B.K5]=&quot;&quot;;&quot;&quot;;[$T.K5]/[$B.K5])" office:value-type="float" office:value="1" calcext:value-type="float">
            <text:p>1.00</text:p>
          </table:table-cell>
          <table:table-cell table:style-name="ce20" table:formula="of:=IF([$B.L5]=&quot;&quot;;&quot;&quot;;[$T.L5]/[$B.L5])">
            <text:p/>
          </table:table-cell>
          <table:table-cell table:style-name="ce20" table:formula="of:=IF([$B.M5]=&quot;&quot;;&quot;&quot;;[$T.M5]/[$B.M5])">
            <text:p/>
          </table:table-cell>
          <table:table-cell table:style-name="ce21" table:formula="of:=IF([$B.N5]=0;&quot;&quot;;[$T.N5]/[$B.N5])" office:value-type="float" office:value="1.43269230769231" calcext:value-type="float">
            <text:p>1.43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21" table:number-columns-repeated="2"/>
          <table:table-cell table:style-name="ce20" table:formula="of:=IF([$B.D6]=&quot;&quot;;&quot;&quot;;[$T.D6]/[$B.D6])" office:value-type="float" office:value="1.34502923976608" calcext:value-type="float">
            <text:p>1.35</text:p>
          </table:table-cell>
          <table:table-cell table:style-name="ce20" table:formula="of:=IF([$B.E6]=&quot;&quot;;&quot;&quot;;[$T.E6]/[$B.E6])" office:value-type="float" office:value="1.39130434782609" calcext:value-type="float">
            <text:p>1.39</text:p>
          </table:table-cell>
          <table:table-cell table:style-name="ce20" table:formula="of:=IF([$B.F6]=&quot;&quot;;&quot;&quot;;[$T.F6]/[$B.F6])" office:value-type="float" office:value="1.31111111111111" calcext:value-type="float">
            <text:p>1.31</text:p>
          </table:table-cell>
          <table:table-cell table:style-name="ce20" table:formula="of:=IF([$B.G6]=&quot;&quot;;&quot;&quot;;[$T.G6]/[$B.G6])" office:value-type="float" office:value="1.4375" calcext:value-type="float">
            <text:p>1.44</text:p>
          </table:table-cell>
          <table:table-cell table:style-name="ce20" table:formula="of:=IF([$B.H6]=&quot;&quot;;&quot;&quot;;[$T.H6]/[$B.H6])" office:value-type="float" office:value="1.66666666666667" calcext:value-type="float">
            <text:p>1.67</text:p>
          </table:table-cell>
          <table:table-cell table:style-name="ce20" table:formula="of:=IF([$B.I6]=&quot;&quot;;&quot;&quot;;[$T.I6]/[$B.I6])" office:value-type="float" office:value="1.58823529411765" calcext:value-type="float">
            <text:p>1.59</text:p>
          </table:table-cell>
          <table:table-cell table:style-name="ce20" table:formula="of:=IF([$B.J6]=&quot;&quot;;&quot;&quot;;[$T.J6]/[$B.J6])" office:value-type="float" office:value="1.61111111111111" calcext:value-type="float">
            <text:p>1.61</text:p>
          </table:table-cell>
          <table:table-cell table:style-name="ce20" table:formula="of:=IF([$B.K6]=&quot;&quot;;&quot;&quot;;[$T.K6]/[$B.K6])" office:value-type="float" office:value="1.2" calcext:value-type="float">
            <text:p>1.20</text:p>
          </table:table-cell>
          <table:table-cell table:style-name="ce20" table:formula="of:=IF([$B.L6]=&quot;&quot;;&quot;&quot;;[$T.L6]/[$B.L6])">
            <text:p/>
          </table:table-cell>
          <table:table-cell table:style-name="ce20" table:formula="of:=IF([$B.M6]=&quot;&quot;;&quot;&quot;;[$T.M6]/[$B.M6])">
            <text:p/>
          </table:table-cell>
          <table:table-cell table:style-name="ce21" table:formula="of:=IF([$B.N6]=0;&quot;&quot;;[$T.N6]/[$B.N6])" office:value-type="float" office:value="1.39429928741093" calcext:value-type="float">
            <text:p>1.3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21" table:number-columns-repeated="3"/>
          <table:table-cell table:style-name="ce20" table:formula="of:=IF([$B.E7]=&quot;&quot;;&quot;&quot;;[$T.E7]/[$B.E7])" office:value-type="float" office:value="1.41836734693878" calcext:value-type="float">
            <text:p>1.42</text:p>
          </table:table-cell>
          <table:table-cell table:style-name="ce20" table:formula="of:=IF([$B.F7]=&quot;&quot;;&quot;&quot;;[$T.F7]/[$B.F7])" office:value-type="float" office:value="1.30701754385965" calcext:value-type="float">
            <text:p>1.31</text:p>
          </table:table-cell>
          <table:table-cell table:style-name="ce20" table:formula="of:=IF([$B.G7]=&quot;&quot;;&quot;&quot;;[$T.G7]/[$B.G7])" office:value-type="float" office:value="1.40816326530612" calcext:value-type="float">
            <text:p>1.41</text:p>
          </table:table-cell>
          <table:table-cell table:style-name="ce20" table:formula="of:=IF([$B.H7]=&quot;&quot;;&quot;&quot;;[$T.H7]/[$B.H7])" office:value-type="float" office:value="1.38235294117647" calcext:value-type="float">
            <text:p>1.38</text:p>
          </table:table-cell>
          <table:table-cell table:style-name="ce20" table:formula="of:=IF([$B.I7]=&quot;&quot;;&quot;&quot;;[$T.I7]/[$B.I7])" office:value-type="float" office:value="1.56" calcext:value-type="float">
            <text:p>1.56</text:p>
          </table:table-cell>
          <table:table-cell table:style-name="ce20" table:formula="of:=IF([$B.J7]=&quot;&quot;;&quot;&quot;;[$T.J7]/[$B.J7])" office:value-type="float" office:value="1.57142857142857" calcext:value-type="float">
            <text:p>1.57</text:p>
          </table:table-cell>
          <table:table-cell table:style-name="ce20" table:formula="of:=IF([$B.K7]=&quot;&quot;;&quot;&quot;;[$T.K7]/[$B.K7])" office:value-type="float" office:value="1.27272727272727" calcext:value-type="float">
            <text:p>1.27</text:p>
          </table:table-cell>
          <table:table-cell table:style-name="ce20" table:formula="of:=IF([$B.L7]=&quot;&quot;;&quot;&quot;;[$T.L7]/[$B.L7])">
            <text:p/>
          </table:table-cell>
          <table:table-cell table:style-name="ce20" table:formula="of:=IF([$B.M7]=&quot;&quot;;&quot;&quot;;[$T.M7]/[$B.M7])">
            <text:p/>
          </table:table-cell>
          <table:table-cell table:style-name="ce21" table:formula="of:=IF([$B.N7]=0;&quot;&quot;;[$T.N7]/[$B.N7])" office:value-type="float" office:value="1.39777777777778" calcext:value-type="float">
            <text:p>1.4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21" table:number-columns-repeated="4"/>
          <table:table-cell table:style-name="ce20" table:formula="of:=IF([$B.F8]=&quot;&quot;;&quot;&quot;;[$T.F8]/[$B.F8])" office:value-type="float" office:value="1.42622950819672" calcext:value-type="float">
            <text:p>1.43</text:p>
          </table:table-cell>
          <table:table-cell table:style-name="ce20" table:formula="of:=IF([$B.G8]=&quot;&quot;;&quot;&quot;;[$T.G8]/[$B.G8])" office:value-type="float" office:value="1.37106918238994" calcext:value-type="float">
            <text:p>1.37</text:p>
          </table:table-cell>
          <table:table-cell table:style-name="ce20" table:formula="of:=IF([$B.H8]=&quot;&quot;;&quot;&quot;;[$T.H8]/[$B.H8])" office:value-type="float" office:value="1.56666666666667" calcext:value-type="float">
            <text:p>1.57</text:p>
          </table:table-cell>
          <table:table-cell table:style-name="ce20" table:formula="of:=IF([$B.I8]=&quot;&quot;;&quot;&quot;;[$T.I8]/[$B.I8])" office:value-type="float" office:value="1.49056603773585" calcext:value-type="float">
            <text:p>1.49</text:p>
          </table:table-cell>
          <table:table-cell table:style-name="ce20" table:formula="of:=IF([$B.J8]=&quot;&quot;;&quot;&quot;;[$T.J8]/[$B.J8])" office:value-type="float" office:value="1.76470588235294" calcext:value-type="float">
            <text:p>1.76</text:p>
          </table:table-cell>
          <table:table-cell table:style-name="ce20" table:formula="of:=IF([$B.K8]=&quot;&quot;;&quot;&quot;;[$T.K8]/[$B.K8])" office:value-type="float" office:value="1.30769230769231" calcext:value-type="float">
            <text:p>1.31</text:p>
          </table:table-cell>
          <table:table-cell table:style-name="ce20" table:formula="of:=IF([$B.L8]=&quot;&quot;;&quot;&quot;;[$T.L8]/[$B.L8])">
            <text:p/>
          </table:table-cell>
          <table:table-cell table:style-name="ce20" table:formula="of:=IF([$B.M8]=&quot;&quot;;&quot;&quot;;[$T.M8]/[$B.M8])">
            <text:p/>
          </table:table-cell>
          <table:table-cell table:style-name="ce21" table:formula="of:=IF([$B.N8]=0;&quot;&quot;;[$T.N8]/[$B.N8])" office:value-type="float" office:value="1.449378330373" calcext:value-type="float">
            <text:p>1.45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21" table:number-columns-repeated="5"/>
          <table:table-cell table:style-name="ce20" table:formula="of:=IF([$B.G9]=&quot;&quot;;&quot;&quot;;[$T.G9]/[$B.G9])" office:value-type="float" office:value="1.52490421455939" calcext:value-type="float">
            <text:p>1.52</text:p>
          </table:table-cell>
          <table:table-cell table:style-name="ce20" table:formula="of:=IF([$B.H9]=&quot;&quot;;&quot;&quot;;[$T.H9]/[$B.H9])" office:value-type="float" office:value="1.50777202072539" calcext:value-type="float">
            <text:p>1.51</text:p>
          </table:table-cell>
          <table:table-cell table:style-name="ce20" table:formula="of:=IF([$B.I9]=&quot;&quot;;&quot;&quot;;[$T.I9]/[$B.I9])" office:value-type="float" office:value="1.48717948717949" calcext:value-type="float">
            <text:p>1.49</text:p>
          </table:table-cell>
          <table:table-cell table:style-name="ce20" table:formula="of:=IF([$B.J9]=&quot;&quot;;&quot;&quot;;[$T.J9]/[$B.J9])" office:value-type="float" office:value="1.55769230769231" calcext:value-type="float">
            <text:p>1.56</text:p>
          </table:table-cell>
          <table:table-cell table:style-name="ce20" table:formula="of:=IF([$B.K9]=&quot;&quot;;&quot;&quot;;[$T.K9]/[$B.K9])" office:value-type="float" office:value="1.17647058823529" calcext:value-type="float">
            <text:p>1.18</text:p>
          </table:table-cell>
          <table:table-cell table:style-name="ce20" table:formula="of:=IF([$B.L9]=&quot;&quot;;&quot;&quot;;[$T.L9]/[$B.L9])">
            <text:p/>
          </table:table-cell>
          <table:table-cell table:style-name="ce20" table:formula="of:=IF([$B.M9]=&quot;&quot;;&quot;&quot;;[$T.M9]/[$B.M9])">
            <text:p/>
          </table:table-cell>
          <table:table-cell table:style-name="ce21" table:formula="of:=IF([$B.N9]=0;&quot;&quot;;[$T.N9]/[$B.N9])" office:value-type="float" office:value="1.50748752079867" calcext:value-type="float">
            <text:p>1.5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21" table:number-columns-repeated="6"/>
          <table:table-cell table:style-name="ce20" table:formula="of:=IF([$B.H10]=&quot;&quot;;&quot;&quot;;[$T.H10]/[$B.H10])" office:value-type="float" office:value="1.50931677018634" calcext:value-type="float">
            <text:p>1.51</text:p>
          </table:table-cell>
          <table:table-cell table:style-name="ce20" table:formula="of:=IF([$B.I10]=&quot;&quot;;&quot;&quot;;[$T.I10]/[$B.I10])" office:value-type="float" office:value="1.5047619047619" calcext:value-type="float">
            <text:p>1.50</text:p>
          </table:table-cell>
          <table:table-cell table:style-name="ce20" table:formula="of:=IF([$B.J10]=&quot;&quot;;&quot;&quot;;[$T.J10]/[$B.J10])" office:value-type="float" office:value="1.6078431372549" calcext:value-type="float">
            <text:p>1.61</text:p>
          </table:table-cell>
          <table:table-cell table:style-name="ce20" table:formula="of:=IF([$B.K10]=&quot;&quot;;&quot;&quot;;[$T.K10]/[$B.K10])" office:value-type="float" office:value="1.1" calcext:value-type="float">
            <text:p>1.10</text:p>
          </table:table-cell>
          <table:table-cell table:style-name="ce20" table:formula="of:=IF([$B.L10]=&quot;&quot;;&quot;&quot;;[$T.L10]/[$B.L10])">
            <text:p/>
          </table:table-cell>
          <table:table-cell table:style-name="ce20" table:formula="of:=IF([$B.M10]=&quot;&quot;;&quot;&quot;;[$T.M10]/[$B.M10])">
            <text:p/>
          </table:table-cell>
          <table:table-cell table:style-name="ce21" table:formula="of:=IF([$B.N10]=0;&quot;&quot;;[$T.N10]/[$B.N10])" office:value-type="float" office:value="1.49851632047478" calcext:value-type="float">
            <text:p>1.5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21" table:number-columns-repeated="7"/>
          <table:table-cell table:style-name="ce20" table:formula="of:=IF([$B.I11]=&quot;&quot;;&quot;&quot;;[$T.I11]/[$B.I11])" office:value-type="float" office:value="1.4321608040201" calcext:value-type="float">
            <text:p>1.43</text:p>
          </table:table-cell>
          <table:table-cell table:style-name="ce20" table:formula="of:=IF([$B.J11]=&quot;&quot;;&quot;&quot;;[$T.J11]/[$B.J11])" office:value-type="float" office:value="1.47101449275362" calcext:value-type="float">
            <text:p>1.47</text:p>
          </table:table-cell>
          <table:table-cell table:style-name="ce20" table:formula="of:=IF([$B.K11]=&quot;&quot;;&quot;&quot;;[$T.K11]/[$B.K11])" office:value-type="float" office:value="1.125" calcext:value-type="float">
            <text:p>1.13</text:p>
          </table:table-cell>
          <table:table-cell table:style-name="ce20" table:formula="of:=IF([$B.L11]=&quot;&quot;;&quot;&quot;;[$T.L11]/[$B.L11])">
            <text:p/>
          </table:table-cell>
          <table:table-cell table:style-name="ce20" table:formula="of:=IF([$B.M11]=&quot;&quot;;&quot;&quot;;[$T.M11]/[$B.M11])">
            <text:p/>
          </table:table-cell>
          <table:table-cell table:style-name="ce21" table:formula="of:=IF([$B.N11]=0;&quot;&quot;;[$T.N11]/[$B.N11])" office:value-type="float" office:value="1.42005420054201" calcext:value-type="float">
            <text:p>1.42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21" table:number-columns-repeated="8"/>
          <table:table-cell table:style-name="ce20" table:formula="of:=IF([$B.J12]=&quot;&quot;;&quot;&quot;;[$T.J12]/[$B.J12])" office:value-type="float" office:value="1.37267080745342" calcext:value-type="float">
            <text:p>1.37</text:p>
          </table:table-cell>
          <table:table-cell table:style-name="ce20" table:formula="of:=IF([$B.K12]=&quot;&quot;;&quot;&quot;;[$T.K12]/[$B.K12])" office:value-type="float" office:value="1.14285714285714" calcext:value-type="float">
            <text:p>1.14</text:p>
          </table:table-cell>
          <table:table-cell table:style-name="ce20" table:formula="of:=IF([$B.L12]=&quot;&quot;;&quot;&quot;;[$T.L12]/[$B.L12])">
            <text:p/>
          </table:table-cell>
          <table:table-cell table:style-name="ce20" table:formula="of:=IF([$B.M12]=&quot;&quot;;&quot;&quot;;[$T.M12]/[$B.M12])">
            <text:p/>
          </table:table-cell>
          <table:table-cell table:style-name="ce21" table:formula="of:=IF([$B.N12]=0;&quot;&quot;;[$T.N12]/[$B.N12])" office:value-type="float" office:value="1.29831932773109" calcext:value-type="float">
            <text:p>1.3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21" table:number-columns-repeated="9"/>
          <table:table-cell table:style-name="ce20" table:formula="of:=IF([$B.K13]=&quot;&quot;;&quot;&quot;;[$T.K13]/[$B.K13])" office:value-type="float" office:value="1" calcext:value-type="float">
            <text:p>1.00</text:p>
          </table:table-cell>
          <table:table-cell table:style-name="ce20" table:formula="of:=IF([$B.L13]=&quot;&quot;;&quot;&quot;;[$T.L13]/[$B.L13])">
            <text:p/>
          </table:table-cell>
          <table:table-cell table:style-name="ce20" table:formula="of:=IF([$B.M13]=&quot;&quot;;&quot;&quot;;[$T.M13]/[$B.M13])">
            <text:p/>
          </table:table-cell>
          <table:table-cell table:style-name="ce21" table:formula="of:=IF([$B.N13]=0;&quot;&quot;;[$T.N13]/[$B.N13])" office:value-type="float" office:value="1" calcext:value-type="float">
            <text:p>1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21" table:number-columns-repeated="10"/>
          <table:table-cell table:style-name="ce20" table:formula="of:=IF([$B.L14]=&quot;&quot;;&quot;&quot;;[$T.L14]/[$B.L14])">
            <text:p/>
          </table:table-cell>
          <table:table-cell table:style-name="ce20" table:formula="of:=IF([$B.M14]=&quot;&quot;;&quot;&quot;;[$T.M14]/[$B.M14])">
            <text:p/>
          </table:table-cell>
          <table:table-cell table:style-name="ce21" table:formula="of:=IF([$B.N14]=0;&quot;&quot;;[$T.N14]/[$B.N14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21" table:number-columns-repeated="11"/>
          <table:table-cell table:style-name="ce20" table:formula="of:=IF([$B.M15]=&quot;&quot;;&quot;&quot;;[$T.M15]/[$B.M15])">
            <text:p/>
          </table:table-cell>
          <table:table-cell table:style-name="ce21" table:formula="of:=IF([$B.N15]=0;&quot;&quot;;[$T.N15]/[$B.N15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21" table:formula="of:=IF([$B.B16]=0;&quot;&quot;;[$T.B16]/[$B.B16])" office:value-type="float" office:value="1.41489361702128" calcext:value-type="float">
            <text:p>1.41</text:p>
          </table:table-cell>
          <table:table-cell table:style-name="ce21" table:formula="of:=IF([$B.C16]=0;&quot;&quot;;[$T.C16]/[$B.C16])" office:value-type="float" office:value="1.40810810810811" calcext:value-type="float">
            <text:p>1.41</text:p>
          </table:table-cell>
          <table:table-cell table:style-name="ce21" table:formula="of:=IF([$B.D16]=0;&quot;&quot;;[$T.D16]/[$B.D16])" office:value-type="float" office:value="1.40409207161125" calcext:value-type="float">
            <text:p>1.40</text:p>
          </table:table-cell>
          <table:table-cell table:style-name="ce21" table:formula="of:=IF([$B.E16]=0;&quot;&quot;;[$T.E16]/[$B.E16])" office:value-type="float" office:value="1.42298288508557" calcext:value-type="float">
            <text:p>1.42</text:p>
          </table:table-cell>
          <table:table-cell table:style-name="ce21" table:formula="of:=IF([$B.F16]=0;&quot;&quot;;[$T.F16]/[$B.F16])" office:value-type="float" office:value="1.37391304347826" calcext:value-type="float">
            <text:p>1.37</text:p>
          </table:table-cell>
          <table:table-cell table:style-name="ce21" table:formula="of:=IF([$B.G16]=0;&quot;&quot;;[$T.G16]/[$B.G16])" office:value-type="float" office:value="1.44563279857398" calcext:value-type="float">
            <text:p>1.45</text:p>
          </table:table-cell>
          <table:table-cell table:style-name="ce21" table:formula="of:=IF([$B.H16]=0;&quot;&quot;;[$T.H16]/[$B.H16])" office:value-type="float" office:value="1.50968992248062" calcext:value-type="float">
            <text:p>1.51</text:p>
          </table:table-cell>
          <table:table-cell table:style-name="ce21" table:formula="of:=IF([$B.I16]=0;&quot;&quot;;[$T.I16]/[$B.I16])" office:value-type="float" office:value="1.48449612403101" calcext:value-type="float">
            <text:p>1.48</text:p>
          </table:table-cell>
          <table:table-cell table:style-name="ce21" table:formula="of:=IF([$B.J16]=0;&quot;&quot;;[$T.J16]/[$B.J16])" office:value-type="float" office:value="1.49007936507937" calcext:value-type="float">
            <text:p>1.49</text:p>
          </table:table-cell>
          <table:table-cell table:style-name="ce21" table:formula="of:=IF([$B.K16]=0;&quot;&quot;;[$T.K16]/[$B.K16])" office:value-type="float" office:value="1.15104166666667" calcext:value-type="float">
            <text:p>1.15</text:p>
          </table:table-cell>
          <table:table-cell table:style-name="ce21" table:formula="of:=IF([$B.L16]=0;&quot;&quot;;[$T.L16]/[$B.L16])">
            <text:p/>
          </table:table-cell>
          <table:table-cell table:style-name="ce21" table:formula="of:=IF([$B.M16]=0;&quot;&quot;;[$T.M16]/[$B.M16])">
            <text:p/>
          </table:table-cell>
          <table:table-cell table:style-name="ce21" table:formula="of:=IF([$B.N16]=0;&quot;&quot;;[$T.N16]/[$B.N16])" office:value-type="float" office:value="1.43121499878257" calcext:value-type="float">
            <text:p>1.43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PA" table:style-name="ta7">
        <office:forms form:automatic-focus="false" form:apply-design-mode="false"/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5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/>
          <table:table-cell table:style-name="ce9" office:value-type="string" calcext:value-type="string">
            <text:p>январь</text:p>
          </table:table-cell>
          <table:table-cell table:style-name="ce12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9" office:value-type="string" calcext:value-type="string">
            <text:p>июль</text:p>
          </table:table-cell>
          <table:table-cell table:style-name="ce9" office:value-type="string" calcext:value-type="string">
            <text:p>август</text:p>
          </table:table-cell>
          <table:table-cell table:style-name="ce9" office:value-type="string" calcext:value-type="string">
            <text:p>сентбрь</text:p>
          </table:table-cell>
          <table:table-cell table:style-name="ce9" office:value-type="string" calcext:value-type="string">
            <text:p>октябрь</text:p>
          </table:table-cell>
          <table:table-cell table:style-name="ce9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январь</text:p>
          </table:table-cell>
          <table:table-cell table:style-name="ce10" table:formula="of:=IF([$UA.B4]=&quot;&quot;;&quot;&quot;;[$AC.B6]/[$UA.B4])" office:value-type="currency" office:currency="RUR" office:value="353.858267716535" calcext:value-type="currency">
            <text:p>р.353.86</text:p>
          </table:table-cell>
          <table:table-cell table:style-name="ce10" table:formula="of:=IF([$UA.C4]=&quot;&quot;;&quot;&quot;;[$AC.C6]/[$UA.C4])" office:value-type="currency" office:currency="RUR" office:value="0" calcext:value-type="currency">
            <text:p>р.0.00</text:p>
          </table:table-cell>
          <table:table-cell table:style-name="ce10" table:formula="of:=IF([$UA.D4]=&quot;&quot;;&quot;&quot;;[$AC.D6]/[$UA.D4])" office:value-type="currency" office:currency="RUR" office:value="0" calcext:value-type="currency">
            <text:p>р.0.00</text:p>
          </table:table-cell>
          <table:table-cell table:style-name="ce10" table:formula="of:=IF([$UA.E4]=&quot;&quot;;&quot;&quot;;[$AC.E6]/[$UA.E4])" office:value-type="currency" office:currency="RUR" office:value="0" calcext:value-type="currency">
            <text:p>р.0.00</text:p>
          </table:table-cell>
          <table:table-cell table:style-name="ce10" table:formula="of:=IF([$UA.F4]=&quot;&quot;;&quot;&quot;;[$AC.F6]/[$UA.F4])" office:value-type="currency" office:currency="RUR" office:value="0" calcext:value-type="currency">
            <text:p>р.0.00</text:p>
          </table:table-cell>
          <table:table-cell table:style-name="ce10" table:formula="of:=IF([$UA.G4]=&quot;&quot;;&quot;&quot;;[$AC.G6]/[$UA.G4])" office:value-type="currency" office:currency="RUR" office:value="0" calcext:value-type="currency">
            <text:p>р.0.00</text:p>
          </table:table-cell>
          <table:table-cell table:style-name="ce10" table:formula="of:=IF([$UA.H4]=&quot;&quot;;&quot;&quot;;[$AC.H6]/[$UA.H4])" office:value-type="currency" office:currency="RUR" office:value="0" calcext:value-type="currency">
            <text:p>р.0.00</text:p>
          </table:table-cell>
          <table:table-cell table:style-name="ce10" table:formula="of:=IF([$UA.I4]=&quot;&quot;;&quot;&quot;;[$AC.I6]/[$UA.I4])" office:value-type="currency" office:currency="RUR" office:value="0" calcext:value-type="currency">
            <text:p>р.0.00</text:p>
          </table:table-cell>
          <table:table-cell table:style-name="ce10" table:formula="of:=IF([$UA.J4]=&quot;&quot;;&quot;&quot;;[$AC.J6]/[$UA.J4])" office:value-type="currency" office:currency="RUR" office:value="0" calcext:value-type="currency">
            <text:p>р.0.00</text:p>
          </table:table-cell>
          <table:table-cell table:style-name="ce10" table:formula="of:=IF([$UA.K4]=&quot;&quot;;&quot;&quot;;[$AC.K6]/[$UA.K4])" office:value-type="currency" office:currency="RUR" office:value="0" calcext:value-type="currency">
            <text:p>р.0.00</text:p>
          </table:table-cell>
          <table:table-cell table:style-name="ce10" table:formula="of:=IF([$UA.L4]=&quot;&quot;;&quot;&quot;;[$AC.L6]/[$UA.L4])">
            <text:p/>
          </table:table-cell>
          <table:table-cell table:style-name="ce10" table:formula="of:=IF([$UA.M4]=&quot;&quot;;&quot;&quot;;[$AC.M6]/[$UA.M4])">
            <text:p/>
          </table:table-cell>
          <table:table-cell table:style-name="ce11" table:formula="of:=IF([$UA.N4]=&quot;&quot;;&quot;&quot;;[$AC.N6]/[$UA.N4])" office:value-type="currency" office:currency="RUR" office:value="353.858267716535" calcext:value-type="currency">
            <text:p>р.353.8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февраль</text:p>
          </table:table-cell>
          <table:table-cell table:style-name="ce11"/>
          <table:table-cell table:style-name="ce10" table:formula="of:=IF([$UA.C5]=&quot;&quot;;&quot;&quot;;[$AC.C7]/[$UA.C5])" office:value-type="currency" office:currency="RUR" office:value="347.039915966387" calcext:value-type="currency">
            <text:p>р.347.04</text:p>
          </table:table-cell>
          <table:table-cell table:style-name="ce10" table:formula="of:=IF([$UA.D5]=&quot;&quot;;&quot;&quot;;[$AC.D7]/[$UA.D5])" office:value-type="currency" office:currency="RUR" office:value="0" calcext:value-type="currency">
            <text:p>р.0.00</text:p>
          </table:table-cell>
          <table:table-cell table:style-name="ce10" table:formula="of:=IF([$UA.E5]=&quot;&quot;;&quot;&quot;;[$AC.E7]/[$UA.E5])" office:value-type="currency" office:currency="RUR" office:value="0" calcext:value-type="currency">
            <text:p>р.0.00</text:p>
          </table:table-cell>
          <table:table-cell table:style-name="ce10" table:formula="of:=IF([$UA.F5]=&quot;&quot;;&quot;&quot;;[$AC.F7]/[$UA.F5])" office:value-type="currency" office:currency="RUR" office:value="0" calcext:value-type="currency">
            <text:p>р.0.00</text:p>
          </table:table-cell>
          <table:table-cell table:style-name="ce10" table:formula="of:=IF([$UA.G5]=&quot;&quot;;&quot;&quot;;[$AC.G7]/[$UA.G5])" office:value-type="currency" office:currency="RUR" office:value="0" calcext:value-type="currency">
            <text:p>р.0.00</text:p>
          </table:table-cell>
          <table:table-cell table:style-name="ce10" table:formula="of:=IF([$UA.H5]=&quot;&quot;;&quot;&quot;;[$AC.H7]/[$UA.H5])" office:value-type="currency" office:currency="RUR" office:value="0" calcext:value-type="currency">
            <text:p>р.0.00</text:p>
          </table:table-cell>
          <table:table-cell table:style-name="ce10" table:formula="of:=IF([$UA.I5]=&quot;&quot;;&quot;&quot;;[$AC.I7]/[$UA.I5])" office:value-type="currency" office:currency="RUR" office:value="0" calcext:value-type="currency">
            <text:p>р.0.00</text:p>
          </table:table-cell>
          <table:table-cell table:style-name="ce10" table:formula="of:=IF([$UA.J5]=&quot;&quot;;&quot;&quot;;[$AC.J7]/[$UA.J5])" office:value-type="currency" office:currency="RUR" office:value="0" calcext:value-type="currency">
            <text:p>р.0.00</text:p>
          </table:table-cell>
          <table:table-cell table:style-name="ce10" table:formula="of:=IF([$UA.K5]=&quot;&quot;;&quot;&quot;;[$AC.K7]/[$UA.K5])" office:value-type="currency" office:currency="RUR" office:value="0" calcext:value-type="currency">
            <text:p>р.0.00</text:p>
          </table:table-cell>
          <table:table-cell table:style-name="ce10" table:formula="of:=IF([$UA.L5]=&quot;&quot;;&quot;&quot;;[$AC.L7]/[$UA.L5])">
            <text:p/>
          </table:table-cell>
          <table:table-cell table:style-name="ce10" table:formula="of:=IF([$UA.M5]=&quot;&quot;;&quot;&quot;;[$AC.M7]/[$UA.M5])">
            <text:p/>
          </table:table-cell>
          <table:table-cell table:style-name="ce11" table:formula="of:=IF([$UA.N5]=&quot;&quot;;&quot;&quot;;[$AC.N7]/[$UA.N5])" office:value-type="currency" office:currency="RUR" office:value="347.039915966387" calcext:value-type="currency">
            <text:p>р.347.04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март</text:p>
          </table:table-cell>
          <table:table-cell table:style-name="ce11" table:number-columns-repeated="2"/>
          <table:table-cell table:style-name="ce10" table:formula="of:=IF([$UA.D6]=&quot;&quot;;&quot;&quot;;[$AC.D8]/[$UA.D6])" office:value-type="currency" office:currency="RUR" office:value="354.211764705882" calcext:value-type="currency">
            <text:p>р.354.21</text:p>
          </table:table-cell>
          <table:table-cell table:style-name="ce10" table:formula="of:=IF([$UA.E6]=&quot;&quot;;&quot;&quot;;[$AC.E8]/[$UA.E6])" office:value-type="currency" office:currency="RUR" office:value="0" calcext:value-type="currency">
            <text:p>р.0.00</text:p>
          </table:table-cell>
          <table:table-cell table:style-name="ce10" table:formula="of:=IF([$UA.F6]=&quot;&quot;;&quot;&quot;;[$AC.F8]/[$UA.F6])" office:value-type="currency" office:currency="RUR" office:value="0" calcext:value-type="currency">
            <text:p>р.0.00</text:p>
          </table:table-cell>
          <table:table-cell table:style-name="ce10" table:formula="of:=IF([$UA.G6]=&quot;&quot;;&quot;&quot;;[$AC.G8]/[$UA.G6])" office:value-type="currency" office:currency="RUR" office:value="0" calcext:value-type="currency">
            <text:p>р.0.00</text:p>
          </table:table-cell>
          <table:table-cell table:style-name="ce10" table:formula="of:=IF([$UA.H6]=&quot;&quot;;&quot;&quot;;[$AC.H8]/[$UA.H6])" office:value-type="currency" office:currency="RUR" office:value="0" calcext:value-type="currency">
            <text:p>р.0.00</text:p>
          </table:table-cell>
          <table:table-cell table:style-name="ce10" table:formula="of:=IF([$UA.I6]=&quot;&quot;;&quot;&quot;;[$AC.I8]/[$UA.I6])" office:value-type="currency" office:currency="RUR" office:value="0" calcext:value-type="currency">
            <text:p>р.0.00</text:p>
          </table:table-cell>
          <table:table-cell table:style-name="ce10" table:formula="of:=IF([$UA.J6]=&quot;&quot;;&quot;&quot;;[$AC.J8]/[$UA.J6])" office:value-type="currency" office:currency="RUR" office:value="0" calcext:value-type="currency">
            <text:p>р.0.00</text:p>
          </table:table-cell>
          <table:table-cell table:style-name="ce10" table:formula="of:=IF([$UA.K6]=&quot;&quot;;&quot;&quot;;[$AC.K8]/[$UA.K6])" office:value-type="currency" office:currency="RUR" office:value="0" calcext:value-type="currency">
            <text:p>р.0.00</text:p>
          </table:table-cell>
          <table:table-cell table:style-name="ce10" table:formula="of:=IF([$UA.L6]=&quot;&quot;;&quot;&quot;;[$AC.L8]/[$UA.L6])">
            <text:p/>
          </table:table-cell>
          <table:table-cell table:style-name="ce10" table:formula="of:=IF([$UA.M6]=&quot;&quot;;&quot;&quot;;[$AC.M8]/[$UA.M6])">
            <text:p/>
          </table:table-cell>
          <table:table-cell table:style-name="ce11" table:formula="of:=IF([$UA.N6]=&quot;&quot;;&quot;&quot;;[$AC.N8]/[$UA.N6])" office:value-type="currency" office:currency="RUR" office:value="354.211764705882" calcext:value-type="currency">
            <text:p>р.354.2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апрель</text:p>
          </table:table-cell>
          <table:table-cell table:style-name="ce11" table:number-columns-repeated="3"/>
          <table:table-cell table:style-name="ce10" table:formula="of:=IF([$UA.E7]=&quot;&quot;;&quot;&quot;;[$AC.E9]/[$UA.E7])" office:value-type="currency" office:currency="RUR" office:value="349.314121037464" calcext:value-type="currency">
            <text:p>р.349.31</text:p>
          </table:table-cell>
          <table:table-cell table:style-name="ce10" table:formula="of:=IF([$UA.F7]=&quot;&quot;;&quot;&quot;;[$AC.F9]/[$UA.F7])" office:value-type="currency" office:currency="RUR" office:value="0" calcext:value-type="currency">
            <text:p>р.0.00</text:p>
          </table:table-cell>
          <table:table-cell table:style-name="ce10" table:formula="of:=IF([$UA.G7]=&quot;&quot;;&quot;&quot;;[$AC.G9]/[$UA.G7])" office:value-type="currency" office:currency="RUR" office:value="0" calcext:value-type="currency">
            <text:p>р.0.00</text:p>
          </table:table-cell>
          <table:table-cell table:style-name="ce10" table:formula="of:=IF([$UA.H7]=&quot;&quot;;&quot;&quot;;[$AC.H9]/[$UA.H7])" office:value-type="currency" office:currency="RUR" office:value="0" calcext:value-type="currency">
            <text:p>р.0.00</text:p>
          </table:table-cell>
          <table:table-cell table:style-name="ce10" table:formula="of:=IF([$UA.I7]=&quot;&quot;;&quot;&quot;;[$AC.I9]/[$UA.I7])" office:value-type="currency" office:currency="RUR" office:value="0" calcext:value-type="currency">
            <text:p>р.0.00</text:p>
          </table:table-cell>
          <table:table-cell table:style-name="ce10" table:formula="of:=IF([$UA.J7]=&quot;&quot;;&quot;&quot;;[$AC.J9]/[$UA.J7])" office:value-type="currency" office:currency="RUR" office:value="0" calcext:value-type="currency">
            <text:p>р.0.00</text:p>
          </table:table-cell>
          <table:table-cell table:style-name="ce10" table:formula="of:=IF([$UA.K7]=&quot;&quot;;&quot;&quot;;[$AC.K9]/[$UA.K7])" office:value-type="currency" office:currency="RUR" office:value="0" calcext:value-type="currency">
            <text:p>р.0.00</text:p>
          </table:table-cell>
          <table:table-cell table:style-name="ce10" table:formula="of:=IF([$UA.L7]=&quot;&quot;;&quot;&quot;;[$AC.L9]/[$UA.L7])">
            <text:p/>
          </table:table-cell>
          <table:table-cell table:style-name="ce10" table:formula="of:=IF([$UA.M7]=&quot;&quot;;&quot;&quot;;[$AC.M9]/[$UA.M7])">
            <text:p/>
          </table:table-cell>
          <table:table-cell table:style-name="ce11" table:formula="of:=IF([$UA.N7]=&quot;&quot;;&quot;&quot;;[$AC.N9]/[$UA.N7])" office:value-type="currency" office:currency="RUR" office:value="349.314121037464" calcext:value-type="currency">
            <text:p>р.349.3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май</text:p>
          </table:table-cell>
          <table:table-cell table:style-name="ce11" table:number-columns-repeated="4"/>
          <table:table-cell table:style-name="ce10" table:formula="of:=IF([$UA.F8]=&quot;&quot;;&quot;&quot;;[$AC.F10]/[$UA.F8])" office:value-type="currency" office:currency="RUR" office:value="354.919191919192" calcext:value-type="currency">
            <text:p>р.354.92</text:p>
          </table:table-cell>
          <table:table-cell table:style-name="ce10" table:formula="of:=IF([$UA.G8]=&quot;&quot;;&quot;&quot;;[$AC.G10]/[$UA.G8])" office:value-type="currency" office:currency="RUR" office:value="0" calcext:value-type="currency">
            <text:p>р.0.00</text:p>
          </table:table-cell>
          <table:table-cell table:style-name="ce10" table:formula="of:=IF([$UA.H8]=&quot;&quot;;&quot;&quot;;[$AC.H10]/[$UA.H8])" office:value-type="currency" office:currency="RUR" office:value="0" calcext:value-type="currency">
            <text:p>р.0.00</text:p>
          </table:table-cell>
          <table:table-cell table:style-name="ce10" table:formula="of:=IF([$UA.I8]=&quot;&quot;;&quot;&quot;;[$AC.I10]/[$UA.I8])" office:value-type="currency" office:currency="RUR" office:value="0" calcext:value-type="currency">
            <text:p>р.0.00</text:p>
          </table:table-cell>
          <table:table-cell table:style-name="ce10" table:formula="of:=IF([$UA.J8]=&quot;&quot;;&quot;&quot;;[$AC.J10]/[$UA.J8])" office:value-type="currency" office:currency="RUR" office:value="0" calcext:value-type="currency">
            <text:p>р.0.00</text:p>
          </table:table-cell>
          <table:table-cell table:style-name="ce10" table:formula="of:=IF([$UA.K8]=&quot;&quot;;&quot;&quot;;[$AC.K10]/[$UA.K8])" office:value-type="currency" office:currency="RUR" office:value="0" calcext:value-type="currency">
            <text:p>р.0.00</text:p>
          </table:table-cell>
          <table:table-cell table:style-name="ce10" table:formula="of:=IF([$UA.L8]=&quot;&quot;;&quot;&quot;;[$AC.L10]/[$UA.L8])">
            <text:p/>
          </table:table-cell>
          <table:table-cell table:style-name="ce10" table:formula="of:=IF([$UA.M8]=&quot;&quot;;&quot;&quot;;[$AC.M10]/[$UA.M8])">
            <text:p/>
          </table:table-cell>
          <table:table-cell table:style-name="ce11" table:formula="of:=IF([$UA.N8]=&quot;&quot;;&quot;&quot;;[$AC.N10]/[$UA.N8])" office:value-type="currency" office:currency="RUR" office:value="354.919191919192" calcext:value-type="currency">
            <text:p>р.354.92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июнь</text:p>
          </table:table-cell>
          <table:table-cell table:style-name="ce11" table:number-columns-repeated="5"/>
          <table:table-cell table:style-name="ce10" table:formula="of:=IF([$UA.G9]=&quot;&quot;;&quot;&quot;;[$AC.G11]/[$UA.G9])" office:value-type="currency" office:currency="RUR" office:value="346.111313868613" calcext:value-type="currency">
            <text:p>р.346.11</text:p>
          </table:table-cell>
          <table:table-cell table:style-name="ce10" table:formula="of:=IF([$UA.H9]=&quot;&quot;;&quot;&quot;;[$AC.H11]/[$UA.H9])" office:value-type="currency" office:currency="RUR" office:value="0" calcext:value-type="currency">
            <text:p>р.0.00</text:p>
          </table:table-cell>
          <table:table-cell table:style-name="ce10" table:formula="of:=IF([$UA.I9]=&quot;&quot;;&quot;&quot;;[$AC.I11]/[$UA.I9])" office:value-type="currency" office:currency="RUR" office:value="0" calcext:value-type="currency">
            <text:p>р.0.00</text:p>
          </table:table-cell>
          <table:table-cell table:style-name="ce10" table:formula="of:=IF([$UA.J9]=&quot;&quot;;&quot;&quot;;[$AC.J11]/[$UA.J9])" office:value-type="currency" office:currency="RUR" office:value="0" calcext:value-type="currency">
            <text:p>р.0.00</text:p>
          </table:table-cell>
          <table:table-cell table:style-name="ce10" table:formula="of:=IF([$UA.K9]=&quot;&quot;;&quot;&quot;;[$AC.K11]/[$UA.K9])" office:value-type="currency" office:currency="RUR" office:value="0" calcext:value-type="currency">
            <text:p>р.0.00</text:p>
          </table:table-cell>
          <table:table-cell table:style-name="ce10" table:formula="of:=IF([$UA.L9]=&quot;&quot;;&quot;&quot;;[$AC.L11]/[$UA.L9])">
            <text:p/>
          </table:table-cell>
          <table:table-cell table:style-name="ce10" table:formula="of:=IF([$UA.M9]=&quot;&quot;;&quot;&quot;;[$AC.M11]/[$UA.M9])">
            <text:p/>
          </table:table-cell>
          <table:table-cell table:style-name="ce11" table:formula="of:=IF([$UA.N9]=&quot;&quot;;&quot;&quot;;[$AC.N11]/[$UA.N9])" office:value-type="currency" office:currency="RUR" office:value="346.111313868613" calcext:value-type="currency">
            <text:p>р.346.1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июль</text:p>
          </table:table-cell>
          <table:table-cell table:style-name="ce11" table:number-columns-repeated="6"/>
          <table:table-cell table:style-name="ce10" table:formula="of:=IF([$UA.H10]=&quot;&quot;;&quot;&quot;;[$AC.H12]/[$UA.H10])" office:value-type="currency" office:currency="RUR" office:value="352.748344370861" calcext:value-type="currency">
            <text:p>р.352.75</text:p>
          </table:table-cell>
          <table:table-cell table:style-name="ce10" table:formula="of:=IF([$UA.I10]=&quot;&quot;;&quot;&quot;;[$AC.I12]/[$UA.I10])" office:value-type="currency" office:currency="RUR" office:value="0" calcext:value-type="currency">
            <text:p>р.0.00</text:p>
          </table:table-cell>
          <table:table-cell table:style-name="ce10" table:formula="of:=IF([$UA.J10]=&quot;&quot;;&quot;&quot;;[$AC.J12]/[$UA.J10])" office:value-type="currency" office:currency="RUR" office:value="0" calcext:value-type="currency">
            <text:p>р.0.00</text:p>
          </table:table-cell>
          <table:table-cell table:style-name="ce10" table:formula="of:=IF([$UA.K10]=&quot;&quot;;&quot;&quot;;[$AC.K12]/[$UA.K10])" office:value-type="currency" office:currency="RUR" office:value="0" calcext:value-type="currency">
            <text:p>р.0.00</text:p>
          </table:table-cell>
          <table:table-cell table:style-name="ce10" table:formula="of:=IF([$UA.L10]=&quot;&quot;;&quot;&quot;;[$AC.L12]/[$UA.L10])">
            <text:p/>
          </table:table-cell>
          <table:table-cell table:style-name="ce10" table:formula="of:=IF([$UA.M10]=&quot;&quot;;&quot;&quot;;[$AC.M12]/[$UA.M10])">
            <text:p/>
          </table:table-cell>
          <table:table-cell table:style-name="ce11" table:formula="of:=IF([$UA.N10]=&quot;&quot;;&quot;&quot;;[$AC.N12]/[$UA.N10])" office:value-type="currency" office:currency="RUR" office:value="352.748344370861" calcext:value-type="currency">
            <text:p>р.352.75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август</text:p>
          </table:table-cell>
          <table:table-cell table:style-name="ce11" table:number-columns-repeated="7"/>
          <table:table-cell table:style-name="ce10" table:formula="of:=IF([$UA.I11]=&quot;&quot;;&quot;&quot;;[$AC.I13]/[$UA.I11])" office:value-type="currency" office:currency="RUR" office:value="343.687344913151" calcext:value-type="currency">
            <text:p>р.343.69</text:p>
          </table:table-cell>
          <table:table-cell table:style-name="ce10" table:formula="of:=IF([$UA.J11]=&quot;&quot;;&quot;&quot;;[$AC.J13]/[$UA.J11])" office:value-type="currency" office:currency="RUR" office:value="0" calcext:value-type="currency">
            <text:p>р.0.00</text:p>
          </table:table-cell>
          <table:table-cell table:style-name="ce10" table:formula="of:=IF([$UA.K11]=&quot;&quot;;&quot;&quot;;[$AC.K13]/[$UA.K11])" office:value-type="currency" office:currency="RUR" office:value="0" calcext:value-type="currency">
            <text:p>р.0.00</text:p>
          </table:table-cell>
          <table:table-cell table:style-name="ce10" table:formula="of:=IF([$UA.L11]=&quot;&quot;;&quot;&quot;;[$AC.L13]/[$UA.L11])">
            <text:p/>
          </table:table-cell>
          <table:table-cell table:style-name="ce10" table:formula="of:=IF([$UA.M11]=&quot;&quot;;&quot;&quot;;[$AC.M13]/[$UA.M11])">
            <text:p/>
          </table:table-cell>
          <table:table-cell table:style-name="ce11" table:formula="of:=IF([$UA.N11]=&quot;&quot;;&quot;&quot;;[$AC.N13]/[$UA.N11])" office:value-type="currency" office:currency="RUR" office:value="343.687344913151" calcext:value-type="currency">
            <text:p>р.343.6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сентябрь</text:p>
          </table:table-cell>
          <table:table-cell table:style-name="ce11" table:number-columns-repeated="8"/>
          <table:table-cell table:style-name="ce10" table:formula="of:=IF([$UA.J12]=&quot;&quot;;&quot;&quot;;[$AC.J14]/[$UA.J12])" office:value-type="currency" office:currency="RUR" office:value="346.835866261398" calcext:value-type="currency">
            <text:p>р.346.84</text:p>
          </table:table-cell>
          <table:table-cell table:style-name="ce10" table:formula="of:=IF([$UA.K12]=&quot;&quot;;&quot;&quot;;[$AC.K14]/[$UA.K12])" office:value-type="currency" office:currency="RUR" office:value="0" calcext:value-type="currency">
            <text:p>р.0.00</text:p>
          </table:table-cell>
          <table:table-cell table:style-name="ce10" table:formula="of:=IF([$UA.L12]=&quot;&quot;;&quot;&quot;;[$AC.L14]/[$UA.L12])">
            <text:p/>
          </table:table-cell>
          <table:table-cell table:style-name="ce10" table:formula="of:=IF([$UA.M12]=&quot;&quot;;&quot;&quot;;[$AC.M14]/[$UA.M12])">
            <text:p/>
          </table:table-cell>
          <table:table-cell table:style-name="ce11" table:formula="of:=IF([$UA.N12]=&quot;&quot;;&quot;&quot;;[$AC.N14]/[$UA.N12])" office:value-type="currency" office:currency="RUR" office:value="346.835866261398" calcext:value-type="currency">
            <text:p>р.346.84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октябрь</text:p>
          </table:table-cell>
          <table:table-cell table:style-name="ce11" table:number-columns-repeated="9"/>
          <table:table-cell table:style-name="ce10" table:formula="of:=IF([$UA.K13]=&quot;&quot;;&quot;&quot;;[$AC.K15]/[$UA.K13])" office:value-type="currency" office:currency="RUR" office:value="365.125" calcext:value-type="currency">
            <text:p>р.365.13</text:p>
          </table:table-cell>
          <table:table-cell table:style-name="ce10" table:formula="of:=IF([$UA.L13]=&quot;&quot;;&quot;&quot;;[$AC.L15]/[$UA.L13])">
            <text:p/>
          </table:table-cell>
          <table:table-cell table:style-name="ce10" table:formula="of:=IF([$UA.M13]=&quot;&quot;;&quot;&quot;;[$AC.M15]/[$UA.M13])">
            <text:p/>
          </table:table-cell>
          <table:table-cell table:style-name="ce11" table:formula="of:=IF([$UA.N13]=&quot;&quot;;&quot;&quot;;[$AC.N15]/[$UA.N13])" office:value-type="currency" office:currency="RUR" office:value="365.125" calcext:value-type="currency">
            <text:p>р.365.13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ноябрь</text:p>
          </table:table-cell>
          <table:table-cell table:style-name="ce11" table:number-columns-repeated="10"/>
          <table:table-cell table:style-name="ce10" table:formula="of:=IF([$UA.L14]=&quot;&quot;;&quot;&quot;;[$AC.L16]/[$UA.L14])">
            <text:p/>
          </table:table-cell>
          <table:table-cell table:style-name="ce10" table:formula="of:=IF([$UA.M14]=&quot;&quot;;&quot;&quot;;[$AC.M16]/[$UA.M14])">
            <text:p/>
          </table:table-cell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декабрь</text:p>
          </table:table-cell>
          <table:table-cell table:style-name="ce11" table:number-columns-repeated="11"/>
          <table:table-cell table:style-name="ce10" table:formula="of:=IF([$UA.M15]=&quot;&quot;;&quot;&quot;;[$AC.M17]/[$UA.M15])">
            <text:p/>
          </table:table-cell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11" table:formula="of:=IF([$UA.B16]=0;&quot;&quot;;[$AC.B18]/[$UA.B16])" office:value-type="currency" office:currency="RUR" office:value="353.858267716535" calcext:value-type="currency">
            <text:p>р.353.86</text:p>
          </table:table-cell>
          <table:table-cell table:style-name="ce11" table:formula="of:=IF([$UA.C16]=0;&quot;&quot;;[$AC.C18]/[$UA.C16])" office:value-type="currency" office:currency="RUR" office:value="209.899618805591" calcext:value-type="currency">
            <text:p>р.209.90</text:p>
          </table:table-cell>
          <table:table-cell table:style-name="ce11" table:formula="of:=IF([$UA.D16]=0;&quot;&quot;;[$AC.D18]/[$UA.D16])" office:value-type="currency" office:currency="RUR" office:value="147.588235294118" calcext:value-type="currency">
            <text:p>р.147.59</text:p>
          </table:table-cell>
          <table:table-cell table:style-name="ce11" table:formula="of:=IF([$UA.E16]=0;&quot;&quot;;[$AC.E18]/[$UA.E16])" office:value-type="currency" office:currency="RUR" office:value="150.948941469489" calcext:value-type="currency">
            <text:p>р.150.95</text:p>
          </table:table-cell>
          <table:table-cell table:style-name="ce11" table:formula="of:=IF([$UA.F16]=0;&quot;&quot;;[$AC.F18]/[$UA.F16])" office:value-type="currency" office:currency="RUR" office:value="176.037074148297" calcext:value-type="currency">
            <text:p>р.176.04</text:p>
          </table:table-cell>
          <table:table-cell table:style-name="ce11" table:formula="of:=IF([$UA.G16]=0;&quot;&quot;;[$AC.G18]/[$UA.G16])" office:value-type="currency" office:currency="RUR" office:value="160.736440677966" calcext:value-type="currency">
            <text:p>р.160.74</text:p>
          </table:table-cell>
          <table:table-cell table:style-name="ce11" table:formula="of:=IF([$UA.H16]=0;&quot;&quot;;[$AC.H18]/[$UA.H16])" office:value-type="currency" office:currency="RUR" office:value="102.630057803468" calcext:value-type="currency">
            <text:p>р.102.63</text:p>
          </table:table-cell>
          <table:table-cell table:style-name="ce11" table:formula="of:=IF([$UA.I16]=0;&quot;&quot;;[$AC.I18]/[$UA.I16])" office:value-type="currency" office:currency="RUR" office:value="137.270564915758" calcext:value-type="currency">
            <text:p>р.137.27</text:p>
          </table:table-cell>
          <table:table-cell table:style-name="ce11" table:formula="of:=IF([$UA.J16]=0;&quot;&quot;;[$AC.J18]/[$UA.J16])" office:value-type="currency" office:currency="RUR" office:value="110.893100097182" calcext:value-type="currency">
            <text:p>р.110.89</text:p>
          </table:table-cell>
          <table:table-cell table:style-name="ce11" table:formula="of:=IF([$UA.K16]=0;&quot;&quot;;[$AC.K18]/[$UA.K16])" office:value-type="currency" office:currency="RUR" office:value="11.3217054263566" calcext:value-type="currency">
            <text:p>р.11.32</text:p>
          </table:table-cell>
          <table:table-cell table:style-name="ce11" table:formula="of:=IF([$UA.L16]=0;&quot;&quot;;[$AC.L18]/[$UA.L16])">
            <text:p/>
          </table:table-cell>
          <table:table-cell table:style-name="ce11" table:formula="of:=IF([$UA.M16]=0;&quot;&quot;;[$AC.M18]/[$UA.M16])">
            <text:p/>
          </table:table-cell>
          <table:table-cell table:style-name="ce11" table:formula="of:=IF([$UA.N16]=0;&quot;&quot;;[$AC.N18]/[$UA.N16])" office:value-type="currency" office:currency="RUR" office:value="349.737695903217" calcext:value-type="currency">
            <text:p>р.349.74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ney" table:style-name="ta8">
        <office:forms form:automatic-focus="false" form:apply-design-mode="false"/>
        <table:table-column table:style-name="co1" table:default-cell-style-name="Default"/>
        <table:table-column table:style-name="co10" table:number-columns-repeated="12" table:default-cell-style-name="Default"/>
        <table:table-column table:style-name="co11" table:default-cell-style-name="Default"/>
        <table:table-column table:style-name="co5" table:number-columns-repeated="5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RUR" office:value="229921" calcext:value-type="currency">
            <text:p>р.229,921.00</text:p>
          </table:table-cell>
          <table:table-cell table:style-name="ce10" office:value-type="currency" office:currency="RUR" office:value="155228" calcext:value-type="currency">
            <text:p>р.155,228.00</text:p>
          </table:table-cell>
          <table:table-cell table:style-name="ce10" office:value-type="currency" office:currency="RUR" office:value="87832" calcext:value-type="currency">
            <text:p>р.87,832.00</text:p>
          </table:table-cell>
          <table:table-cell table:style-name="ce10" office:value-type="currency" office:currency="RUR" office:value="37662" calcext:value-type="currency">
            <text:p>р.37,662.00</text:p>
          </table:table-cell>
          <table:table-cell table:style-name="ce10" office:value-type="currency" office:currency="RUR" office:value="23635" calcext:value-type="currency">
            <text:p>р.23,635.00</text:p>
          </table:table-cell>
          <table:table-cell table:style-name="ce10" office:value-type="currency" office:currency="RUR" office:value="25321" calcext:value-type="currency">
            <text:p>р.25,321.00</text:p>
          </table:table-cell>
          <table:table-cell table:style-name="ce10" office:value-type="currency" office:currency="RUR" office:value="31466" calcext:value-type="currency">
            <text:p>р.31,466.00</text:p>
          </table:table-cell>
          <table:table-cell table:style-name="ce10" office:value-type="currency" office:currency="RUR" office:value="16614" calcext:value-type="currency">
            <text:p>р.16,614.00</text:p>
          </table:table-cell>
          <table:table-cell table:style-name="ce10" office:value-type="currency" office:currency="RUR" office:value="15093" calcext:value-type="currency">
            <text:p>р.15,093.00</text:p>
          </table:table-cell>
          <table:table-cell table:style-name="ce10" office:value-type="currency" office:currency="RUR" office:value="5806" calcext:value-type="currency">
            <text:p>р.5,806.00</text:p>
          </table:table-cell>
          <table:table-cell table:style-name="ce10" table:number-columns-repeated="2"/>
          <table:table-cell table:style-name="ce11" table:formula="of:=SUM([.B4:.M4])" office:value-type="currency" office:currency="RUR" office:value="628578" calcext:value-type="currency">
            <text:p>р.628,578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<text:s text:c="6"/>NaN</text:p>
          </table:table-cell>
          <table:table-cell table:style-name="ce10" office:value-type="currency" office:currency="RUR" office:value="292817" calcext:value-type="currency">
            <text:p>р.292,817.00</text:p>
          </table:table-cell>
          <table:table-cell table:style-name="ce10" office:value-type="currency" office:currency="RUR" office:value="203343" calcext:value-type="currency">
            <text:p>р.203,343.00</text:p>
          </table:table-cell>
          <table:table-cell table:style-name="ce10" office:value-type="currency" office:currency="RUR" office:value="80501" calcext:value-type="currency">
            <text:p>р.80,501.00</text:p>
          </table:table-cell>
          <table:table-cell table:style-name="ce10" office:value-type="currency" office:currency="RUR" office:value="36713" calcext:value-type="currency">
            <text:p>р.36,713.00</text:p>
          </table:table-cell>
          <table:table-cell table:style-name="ce10" office:value-type="currency" office:currency="RUR" office:value="47201" calcext:value-type="currency">
            <text:p>р.47,201.00</text:p>
          </table:table-cell>
          <table:table-cell table:style-name="ce10" office:value-type="currency" office:currency="RUR" office:value="37392" calcext:value-type="currency">
            <text:p>р.37,392.00</text:p>
          </table:table-cell>
          <table:table-cell table:style-name="ce10" office:value-type="currency" office:currency="RUR" office:value="36901" calcext:value-type="currency">
            <text:p>р.36,901.00</text:p>
          </table:table-cell>
          <table:table-cell table:style-name="ce10" office:value-type="currency" office:currency="RUR" office:value="22011" calcext:value-type="currency">
            <text:p>р.22,011.00</text:p>
          </table:table-cell>
          <table:table-cell table:style-name="ce10" office:value-type="currency" office:currency="RUR" office:value="5395" calcext:value-type="currency">
            <text:p>р.5,395.00</text:p>
          </table:table-cell>
          <table:table-cell table:style-name="ce10" table:number-columns-repeated="2"/>
          <table:table-cell table:style-name="ce11" table:formula="of:=SUM([.B5:.M5])" office:value-type="currency" office:currency="RUR" office:value="762274" calcext:value-type="currency">
            <text:p>р.762,274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<text:s text:c="6"/>NaN</text:p>
          </table:table-cell>
          <table:table-cell table:style-name="ce11" office:value-type="string" calcext:value-type="string">
            <text:p><text:s text:c="7"/>NaN</text:p>
          </table:table-cell>
          <table:table-cell table:style-name="ce10" office:value-type="currency" office:currency="RUR" office:value="195111" calcext:value-type="currency">
            <text:p>р.195,111.00</text:p>
          </table:table-cell>
          <table:table-cell table:style-name="ce10" office:value-type="currency" office:currency="RUR" office:value="132068" calcext:value-type="currency">
            <text:p>р.132,068.00</text:p>
          </table:table-cell>
          <table:table-cell table:style-name="ce10" office:value-type="currency" office:currency="RUR" office:value="59346" calcext:value-type="currency">
            <text:p>р.59,346.00</text:p>
          </table:table-cell>
          <table:table-cell table:style-name="ce10" office:value-type="currency" office:currency="RUR" office:value="44332" calcext:value-type="currency">
            <text:p>р.44,332.00</text:p>
          </table:table-cell>
          <table:table-cell table:style-name="ce10" office:value-type="currency" office:currency="RUR" office:value="30510" calcext:value-type="currency">
            <text:p>р.30,510.00</text:p>
          </table:table-cell>
          <table:table-cell table:style-name="ce10" office:value-type="currency" office:currency="RUR" office:value="20576" calcext:value-type="currency">
            <text:p>р.20,576.00</text:p>
          </table:table-cell>
          <table:table-cell table:style-name="ce10" office:value-type="currency" office:currency="RUR" office:value="32275" calcext:value-type="currency">
            <text:p>р.32,275.00</text:p>
          </table:table-cell>
          <table:table-cell table:style-name="ce10" office:value-type="currency" office:currency="RUR" office:value="6158" calcext:value-type="currency">
            <text:p>р.6,158.00</text:p>
          </table:table-cell>
          <table:table-cell table:style-name="ce10" table:number-columns-repeated="2"/>
          <table:table-cell table:style-name="ce11" table:formula="of:=SUM([.B6:.M6])" office:value-type="currency" office:currency="RUR" office:value="520376" calcext:value-type="currency">
            <text:p>р.520,376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<text:s text:c="6"/>NaN</text:p>
          </table:table-cell>
          <table:table-cell table:number-columns-repeated="2" table:style-name="ce11" office:value-type="string" calcext:value-type="string">
            <text:p><text:s text:c="7"/>NaN</text:p>
          </table:table-cell>
          <table:table-cell table:style-name="ce10" office:value-type="currency" office:currency="RUR" office:value="242322" calcext:value-type="currency">
            <text:p>р.242,322.00</text:p>
          </table:table-cell>
          <table:table-cell table:style-name="ce10" office:value-type="currency" office:currency="RUR" office:value="118870" calcext:value-type="currency">
            <text:p>р.118,870.00</text:p>
          </table:table-cell>
          <table:table-cell table:style-name="ce10" office:value-type="currency" office:currency="RUR" office:value="58137" calcext:value-type="currency">
            <text:p>р.58,137.00</text:p>
          </table:table-cell>
          <table:table-cell table:style-name="ce10" office:value-type="currency" office:currency="RUR" office:value="46552" calcext:value-type="currency">
            <text:p>р.46,552.00</text:p>
          </table:table-cell>
          <table:table-cell table:style-name="ce10" office:value-type="currency" office:currency="RUR" office:value="33849" calcext:value-type="currency">
            <text:p>р.33,849.00</text:p>
          </table:table-cell>
          <table:table-cell table:style-name="ce10" office:value-type="currency" office:currency="RUR" office:value="32562" calcext:value-type="currency">
            <text:p>р.32,562.00</text:p>
          </table:table-cell>
          <table:table-cell table:style-name="ce10" office:value-type="currency" office:currency="RUR" office:value="12219" calcext:value-type="currency">
            <text:p>р.12,219.00</text:p>
          </table:table-cell>
          <table:table-cell table:style-name="ce10" table:number-columns-repeated="2"/>
          <table:table-cell table:style-name="ce11" table:formula="of:=SUM([.B7:.M7])" office:value-type="currency" office:currency="RUR" office:value="544511" calcext:value-type="currency">
            <text:p>р.544,511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<text:s text:c="6"/>NaN</text:p>
          </table:table-cell>
          <table:table-cell table:number-columns-repeated="3" table:style-name="ce11" office:value-type="string" calcext:value-type="string">
            <text:p><text:s text:c="7"/>NaN</text:p>
          </table:table-cell>
          <table:table-cell table:style-name="ce10" office:value-type="currency" office:currency="RUR" office:value="311007" calcext:value-type="currency">
            <text:p>р.311,007.00</text:p>
          </table:table-cell>
          <table:table-cell table:style-name="ce10" office:value-type="currency" office:currency="RUR" office:value="190580" calcext:value-type="currency">
            <text:p>р.190,580.00</text:p>
          </table:table-cell>
          <table:table-cell table:style-name="ce10" office:value-type="currency" office:currency="RUR" office:value="88583" calcext:value-type="currency">
            <text:p>р.88,583.00</text:p>
          </table:table-cell>
          <table:table-cell table:style-name="ce10" office:value-type="currency" office:currency="RUR" office:value="68707" calcext:value-type="currency">
            <text:p>р.68,707.00</text:p>
          </table:table-cell>
          <table:table-cell table:style-name="ce10" office:value-type="currency" office:currency="RUR" office:value="51856" calcext:value-type="currency">
            <text:p>р.51,856.00</text:p>
          </table:table-cell>
          <table:table-cell table:style-name="ce10" office:value-type="currency" office:currency="RUR" office:value="18112" calcext:value-type="currency">
            <text:p>р.18,112.00</text:p>
          </table:table-cell>
          <table:table-cell table:style-name="ce10" table:number-columns-repeated="2"/>
          <table:table-cell table:style-name="ce11" table:formula="of:=SUM([.B8:.M8])" office:value-type="currency" office:currency="RUR" office:value="728845" calcext:value-type="currency">
            <text:p>р.728,845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<text:s text:c="6"/>NaN</text:p>
          </table:table-cell>
          <table:table-cell table:number-columns-repeated="4" table:style-name="ce11" office:value-type="string" calcext:value-type="string">
            <text:p><text:s text:c="7"/>NaN</text:p>
          </table:table-cell>
          <table:table-cell table:style-name="ce10" office:value-type="currency" office:currency="RUR" office:value="340787" calcext:value-type="currency">
            <text:p>р.340,787.00</text:p>
          </table:table-cell>
          <table:table-cell table:style-name="ce10" office:value-type="currency" office:currency="RUR" office:value="253374" calcext:value-type="currency">
            <text:p>р.253,374.00</text:p>
          </table:table-cell>
          <table:table-cell table:style-name="ce10" office:value-type="currency" office:currency="RUR" office:value="97362" calcext:value-type="currency">
            <text:p>р.97,362.00</text:p>
          </table:table-cell>
          <table:table-cell table:style-name="ce10" office:value-type="currency" office:currency="RUR" office:value="69376" calcext:value-type="currency">
            <text:p>р.69,376.00</text:p>
          </table:table-cell>
          <table:table-cell table:style-name="ce10" office:value-type="currency" office:currency="RUR" office:value="18583" calcext:value-type="currency">
            <text:p>р.18,583.00</text:p>
          </table:table-cell>
          <table:table-cell table:style-name="ce10" table:number-columns-repeated="2"/>
          <table:table-cell table:style-name="ce11" table:formula="of:=SUM([.B9:.M9])" office:value-type="currency" office:currency="RUR" office:value="779482" calcext:value-type="currency">
            <text:p>р.779,482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<text:s text:c="6"/>NaN</text:p>
          </table:table-cell>
          <table:table-cell table:number-columns-repeated="5" table:style-name="ce11" office:value-type="string" calcext:value-type="string">
            <text:p><text:s text:c="7"/>NaN</text:p>
          </table:table-cell>
          <table:table-cell table:style-name="ce10" office:value-type="currency" office:currency="RUR" office:value="202869" calcext:value-type="currency">
            <text:p>р.202,869.00</text:p>
          </table:table-cell>
          <table:table-cell table:style-name="ce10" office:value-type="currency" office:currency="RUR" office:value="142586" calcext:value-type="currency">
            <text:p>р.142,586.00</text:p>
          </table:table-cell>
          <table:table-cell table:style-name="ce10" office:value-type="currency" office:currency="RUR" office:value="74390" calcext:value-type="currency">
            <text:p>р.74,390.00</text:p>
          </table:table-cell>
          <table:table-cell table:style-name="ce10" office:value-type="currency" office:currency="RUR" office:value="18045" calcext:value-type="currency">
            <text:p>р.18,045.00</text:p>
          </table:table-cell>
          <table:table-cell table:style-name="ce10" table:number-columns-repeated="2"/>
          <table:table-cell table:style-name="ce11" table:formula="of:=SUM([.B10:.M10])" office:value-type="currency" office:currency="RUR" office:value="437890" calcext:value-type="currency">
            <text:p>р.437,890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<text:s text:c="6"/>NaN</text:p>
          </table:table-cell>
          <table:table-cell table:number-columns-repeated="6" table:style-name="ce11" office:value-type="string" calcext:value-type="string">
            <text:p><text:s text:c="7"/>NaN</text:p>
          </table:table-cell>
          <table:table-cell table:style-name="ce10" office:value-type="currency" office:currency="RUR" office:value="248524" calcext:value-type="currency">
            <text:p>р.248,524.00</text:p>
          </table:table-cell>
          <table:table-cell table:style-name="ce10" office:value-type="currency" office:currency="RUR" office:value="172690" calcext:value-type="currency">
            <text:p>р.172,690.00</text:p>
          </table:table-cell>
          <table:table-cell table:style-name="ce10" office:value-type="currency" office:currency="RUR" office:value="30087" calcext:value-type="currency">
            <text:p>р.30,087.00</text:p>
          </table:table-cell>
          <table:table-cell table:style-name="ce10" table:number-columns-repeated="2"/>
          <table:table-cell table:style-name="ce11" table:formula="of:=SUM([.B11:.M11])" office:value-type="currency" office:currency="RUR" office:value="451301" calcext:value-type="currency">
            <text:p>р.451,301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<text:s text:c="6"/>NaN</text:p>
          </table:table-cell>
          <table:table-cell table:number-columns-repeated="7" table:style-name="ce11" office:value-type="string" calcext:value-type="string">
            <text:p><text:s text:c="7"/>NaN</text:p>
          </table:table-cell>
          <table:table-cell table:style-name="ce10" office:value-type="currency" office:currency="RUR" office:value="190559" calcext:value-type="currency">
            <text:p>р.190,559.00</text:p>
          </table:table-cell>
          <table:table-cell table:style-name="ce10" office:value-type="currency" office:currency="RUR" office:value="77150" calcext:value-type="currency">
            <text:p>р.77,150.00</text:p>
          </table:table-cell>
          <table:table-cell table:style-name="ce10" table:number-columns-repeated="2"/>
          <table:table-cell table:style-name="ce11" table:formula="of:=SUM([.B12:.M12])" office:value-type="currency" office:currency="RUR" office:value="267709" calcext:value-type="currency">
            <text:p>р.267,709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<text:s text:c="6"/>NaN</text:p>
          </table:table-cell>
          <table:table-cell table:number-columns-repeated="8" table:style-name="ce11" office:value-type="string" calcext:value-type="string">
            <text:p><text:s text:c="7"/>NaN</text:p>
          </table:table-cell>
          <table:table-cell table:style-name="ce10" office:value-type="currency" office:currency="RUR" office:value="5968" calcext:value-type="currency">
            <text:p>р.5,968.00</text:p>
          </table:table-cell>
          <table:table-cell table:style-name="ce10" table:number-columns-repeated="2"/>
          <table:table-cell table:style-name="ce11" table:formula="of:=SUM([.B13:.M13])" office:value-type="currency" office:currency="RUR" office:value="5968" calcext:value-type="currency">
            <text:p>р.5,968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11" table:number-columns-repeated="10"/>
          <table:table-cell table:style-name="ce10" table:number-columns-repeated="2"/>
          <table:table-cell table:style-name="ce11" table:formula="of:=SUM([.B14:.M14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11" table:number-columns-repeated="11"/>
          <table:table-cell table:style-name="ce10"/>
          <table:table-cell table:style-name="ce11" table:formula="of:=SUM([.B15:.M15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1" table:formula="of:=SUM([.B4:.B15])" office:value-type="currency" office:currency="RUR" office:value="229921" calcext:value-type="currency">
            <text:p>р.229,921.00</text:p>
          </table:table-cell>
          <table:table-cell table:style-name="ce11" table:formula="of:=SUM([.C4:.C15])" office:value-type="currency" office:currency="RUR" office:value="448045" calcext:value-type="currency">
            <text:p>р.448,045.00</text:p>
          </table:table-cell>
          <table:table-cell table:style-name="ce11" table:formula="of:=SUM([.D4:.D15])" office:value-type="currency" office:currency="RUR" office:value="486286" calcext:value-type="currency">
            <text:p>р.486,286.00</text:p>
          </table:table-cell>
          <table:table-cell table:style-name="ce11" table:formula="of:=SUM([.E4:.E15])" office:value-type="currency" office:currency="RUR" office:value="492553" calcext:value-type="currency">
            <text:p>р.492,553.00</text:p>
          </table:table-cell>
          <table:table-cell table:style-name="ce11" table:formula="of:=SUM([.F4:.F15])" office:value-type="currency" office:currency="RUR" office:value="549571" calcext:value-type="currency">
            <text:p>р.549,571.00</text:p>
          </table:table-cell>
          <table:table-cell table:style-name="ce11" table:formula="of:=SUM([.G4:.G15])" office:value-type="currency" office:currency="RUR" office:value="706358" calcext:value-type="currency">
            <text:p>р.706,358.00</text:p>
          </table:table-cell>
          <table:table-cell table:style-name="ce11" table:formula="of:=SUM([.H4:.H15])" office:value-type="currency" office:currency="RUR" office:value="690746" calcext:value-type="currency">
            <text:p>р.690,746.00</text:p>
          </table:table-cell>
          <table:table-cell table:style-name="ce11" table:formula="of:=SUM([.I4:.I15])" office:value-type="currency" office:currency="RUR" office:value="665119" calcext:value-type="currency">
            <text:p>р.665,119.00</text:p>
          </table:table-cell>
          <table:table-cell table:style-name="ce11" table:formula="of:=SUM([.J4:.J15])" office:value-type="currency" office:currency="RUR" office:value="660812" calcext:value-type="currency">
            <text:p>р.660,812.00</text:p>
          </table:table-cell>
          <table:table-cell table:style-name="ce11" table:formula="of:=SUM([.K4:.K15])" office:value-type="currency" office:currency="RUR" office:value="197523" calcext:value-type="currency">
            <text:p>р.197,523.00</text:p>
          </table:table-cell>
          <table:table-cell table:style-name="ce11" table:number-columns-repeated="2"/>
          <table:table-cell table:style-name="ce11" table:formula="of:=SUM([.N4:.N15])" office:value-type="currency" office:currency="RUR" office:value="5126934" calcext:value-type="currency">
            <text:p>р.5,126,934.00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E" table:style-name="ta9">
        <office:forms form:automatic-focus="false" form:apply-design-mode="false"/>
        <table:table-column table:style-name="co1" table:default-cell-style-name="Default"/>
        <table:table-column table:style-name="co12" table:number-columns-repeated="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5" table:number-columns-repeated="5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/>
          <table:table-cell table:style-name="ce9" office:value-type="string" calcext:value-type="string">
            <text:p>UA</text:p>
          </table:table-cell>
          <table:table-cell table:style-name="ce12" office:value-type="string" calcext:value-type="string">
            <text:p>C1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vP</text:p>
          </table:table-cell>
          <table:table-cell table:style-name="ce9" office:value-type="string" calcext:value-type="string">
            <text:p>COGS</text:p>
          </table:table-cell>
          <table:table-cell table:style-name="ce9" office:value-type="string" calcext:value-type="string">
            <text:p>APC</text:p>
          </table:table-cell>
          <table:table-cell table:style-name="ce9" office:value-type="string" calcext:value-type="string">
            <text:p>ARPC</text:p>
          </table:table-cell>
          <table:table-cell table:style-name="ce9" office:value-type="string" calcext:value-type="string">
            <text:p>ARPU</text:p>
          </table:table-cell>
          <table:table-cell table:style-name="ce9" office:value-type="string" calcext:value-type="string">
            <text:p>CPA</text:p>
          </table:table-cell>
          <table:table-cell table:style-name="ce9" office:value-type="string" calcext:value-type="string">
            <text:p>CM</text:p>
          </table:table-cell>
          <table:table-cell table:style-name="ce23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6" table:formula="of:=[$UA.N4]" office:value-type="float" office:value="381" calcext:value-type="float">
            <text:p>381</text:p>
          </table:table-cell>
          <table:table-cell table:style-name="ce18" table:formula="of:=IF([.B4]=0;&quot;&quot;;[.D4]/[.B4])" office:value-type="percentage" office:value="1.30446194225722" calcext:value-type="percentage">
            <text:p>130.45%</text:p>
          </table:table-cell>
          <table:table-cell table:style-name="ce16" table:formula="of:=[$B.N4]" office:value-type="float" office:value="497" calcext:value-type="float">
            <text:p>497</text:p>
          </table:table-cell>
          <table:table-cell table:style-name="ce10" table:formula="of:=[$Money.N4]/[$T.N4]" office:value-type="currency" office:currency="RUR" office:value="896.687589158345" calcext:value-type="currency">
            <text:p>р.896.69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4]" office:value-type="float" office:value="1.41046277665996" calcext:value-type="float">
            <text:p>1.41</text:p>
          </table:table-cell>
          <table:table-cell table:style-name="ce10" table:formula="of:=([.E4]-[.E4]*[.F4])*[.G4]" office:value-type="currency" office:currency="RUR" office:value="1264.7444668008" calcext:value-type="currency">
            <text:p>р.1,264.74</text:p>
          </table:table-cell>
          <table:table-cell table:style-name="ce10" table:formula="of:=[.H4]*[.C4]" office:value-type="currency" office:currency="RUR" office:value="1649.81102362205" calcext:value-type="currency">
            <text:p>р.1,649.81</text:p>
          </table:table-cell>
          <table:table-cell table:style-name="ce10" table:formula="of:=[$CPA.N4]" office:value-type="currency" office:currency="RUR" office:value="353.858267716535" calcext:value-type="currency">
            <text:p>р.353.86</text:p>
          </table:table-cell>
          <table:table-cell table:style-name="ce10" table:formula="of:=[.B4]*([.I4]-[.J4])" office:value-type="currency" office:currency="RUR" office:value="493758" calcext:value-type="currency">
            <text:p>р.493,758.00</text:p>
          </table:table-cell>
          <table:table-cell table:style-name="ce10" table:number-columns-repeated="2"/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6" table:formula="of:=[$UA.N5]" office:value-type="float" office:value="476" calcext:value-type="float">
            <text:p>476</text:p>
          </table:table-cell>
          <table:table-cell table:style-name="ce18" table:formula="of:=IF([.B5]=0;&quot;&quot;;[.D5]/[.B5])" office:value-type="percentage" office:value="1.3109243697479" calcext:value-type="percentage">
            <text:p>131.09%</text:p>
          </table:table-cell>
          <table:table-cell table:style-name="ce16" table:formula="of:=[$B.N5]" office:value-type="float" office:value="624" calcext:value-type="float">
            <text:p>624</text:p>
          </table:table-cell>
          <table:table-cell table:style-name="ce10" table:formula="of:=[$Money.N5]/[$T.N5]" office:value-type="currency" office:currency="RUR" office:value="852.65548098434" calcext:value-type="currency">
            <text:p>р.852.66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5]" office:value-type="float" office:value="1.43269230769231" calcext:value-type="float">
            <text:p>1.43</text:p>
          </table:table-cell>
          <table:table-cell table:style-name="ce10" table:formula="of:=([.E5]-[.E5]*[.F5])*[.G5]" office:value-type="currency" office:currency="RUR" office:value="1221.59294871795" calcext:value-type="currency">
            <text:p>р.1,221.59</text:p>
          </table:table-cell>
          <table:table-cell table:style-name="ce10" table:formula="of:=[.H5]*[.C5]" office:value-type="currency" office:currency="RUR" office:value="1601.41596638655" calcext:value-type="currency">
            <text:p>р.1,601.42</text:p>
          </table:table-cell>
          <table:table-cell table:style-name="ce10" table:formula="of:=[$CPA.N5]" office:value-type="currency" office:currency="RUR" office:value="347.039915966387" calcext:value-type="currency">
            <text:p>р.347.04</text:p>
          </table:table-cell>
          <table:table-cell table:style-name="ce10" table:formula="of:=[.B5]*([.I5]-[.J5])" office:value-type="currency" office:currency="RUR" office:value="597083" calcext:value-type="currency">
            <text:p>р.597,083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6" table:formula="of:=[$UA.N6]" office:value-type="float" office:value="340" calcext:value-type="float">
            <text:p>340</text:p>
          </table:table-cell>
          <table:table-cell table:style-name="ce18" table:formula="of:=IF([.B6]=0;&quot;&quot;;[.D6]/[.B6])" office:value-type="percentage" office:value="1.23823529411765" calcext:value-type="percentage">
            <text:p>123.82%</text:p>
          </table:table-cell>
          <table:table-cell table:style-name="ce16" table:formula="of:=[$B.N6]" office:value-type="float" office:value="421" calcext:value-type="float">
            <text:p>421</text:p>
          </table:table-cell>
          <table:table-cell table:style-name="ce10" table:formula="of:=[$Money.N6]/[$T.N6]" office:value-type="currency" office:currency="RUR" office:value="886.500851788756" calcext:value-type="currency">
            <text:p>р.886.50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6]" office:value-type="float" office:value="1.39429928741093" calcext:value-type="float">
            <text:p>1.39</text:p>
          </table:table-cell>
          <table:table-cell table:style-name="ce10" table:formula="of:=([.E6]-[.E6]*[.F6])*[.G6]" office:value-type="currency" office:currency="RUR" office:value="1236.04750593824" calcext:value-type="currency">
            <text:p>р.1,236.05</text:p>
          </table:table-cell>
          <table:table-cell table:style-name="ce10" table:formula="of:=[.H6]*[.C6]" office:value-type="currency" office:currency="RUR" office:value="1530.51764705882" calcext:value-type="currency">
            <text:p>р.1,530.52</text:p>
          </table:table-cell>
          <table:table-cell table:style-name="ce10" table:formula="of:=[$CPA.N6]" office:value-type="currency" office:currency="RUR" office:value="354.211764705882" calcext:value-type="currency">
            <text:p>р.354.21</text:p>
          </table:table-cell>
          <table:table-cell table:style-name="ce10" table:formula="of:=[.B6]*([.I6]-[.J6])" office:value-type="currency" office:currency="RUR" office:value="399944" calcext:value-type="currency">
            <text:p>р.399,944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6" table:formula="of:=[$UA.N7]" office:value-type="float" office:value="347" calcext:value-type="float">
            <text:p>347</text:p>
          </table:table-cell>
          <table:table-cell table:style-name="ce18" table:formula="of:=IF([.B7]=0;&quot;&quot;;[.D7]/[.B7])" office:value-type="percentage" office:value="1.29682997118156" calcext:value-type="percentage">
            <text:p>129.68%</text:p>
          </table:table-cell>
          <table:table-cell table:style-name="ce16" table:formula="of:=[$B.N7]" office:value-type="float" office:value="450" calcext:value-type="float">
            <text:p>450</text:p>
          </table:table-cell>
          <table:table-cell table:style-name="ce10" table:formula="of:=[$Money.N7]/[$T.N7]" office:value-type="currency" office:currency="RUR" office:value="865.677265500795" calcext:value-type="currency">
            <text:p>р.865.68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7]" office:value-type="float" office:value="1.39777777777778" calcext:value-type="float">
            <text:p>1.40</text:p>
          </table:table-cell>
          <table:table-cell table:style-name="ce10" table:formula="of:=([.E7]-[.E7]*[.F7])*[.G7]" office:value-type="currency" office:currency="RUR" office:value="1210.02444444444" calcext:value-type="currency">
            <text:p>р.1,210.02</text:p>
          </table:table-cell>
          <table:table-cell table:style-name="ce10" table:formula="of:=[.H7]*[.C7]" office:value-type="currency" office:currency="RUR" office:value="1569.19596541787" calcext:value-type="currency">
            <text:p>р.1,569.20</text:p>
          </table:table-cell>
          <table:table-cell table:style-name="ce10" table:formula="of:=[$CPA.N7]" office:value-type="currency" office:currency="RUR" office:value="349.314121037464" calcext:value-type="currency">
            <text:p>р.349.31</text:p>
          </table:table-cell>
          <table:table-cell table:style-name="ce10" table:formula="of:=[.B7]*([.I7]-[.J7])" office:value-type="currency" office:currency="RUR" office:value="423299" calcext:value-type="currency">
            <text:p>р.423,299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6" table:formula="of:=[$UA.N8]" office:value-type="float" office:value="495" calcext:value-type="float">
            <text:p>495</text:p>
          </table:table-cell>
          <table:table-cell table:style-name="ce18" table:formula="of:=IF([.B8]=0;&quot;&quot;;[.D8]/[.B8])" office:value-type="percentage" office:value="1.13737373737374" calcext:value-type="percentage">
            <text:p>113.74%</text:p>
          </table:table-cell>
          <table:table-cell table:style-name="ce16" table:formula="of:=[$B.N8]" office:value-type="float" office:value="563" calcext:value-type="float">
            <text:p>563</text:p>
          </table:table-cell>
          <table:table-cell table:style-name="ce10" table:formula="of:=[$Money.N8]/[$T.N8]" office:value-type="currency" office:currency="RUR" office:value="893.192401960784" calcext:value-type="currency">
            <text:p>р.893.19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8]" office:value-type="float" office:value="1.449378330373" calcext:value-type="float">
            <text:p>1.45</text:p>
          </table:table-cell>
          <table:table-cell table:style-name="ce10" table:formula="of:=([.E8]-[.E8]*[.F8])*[.G8]" office:value-type="currency" office:currency="RUR" office:value="1294.57371225577" calcext:value-type="currency">
            <text:p>р.1,294.57</text:p>
          </table:table-cell>
          <table:table-cell table:style-name="ce10" table:formula="of:=[.H8]*[.C8]" office:value-type="currency" office:currency="RUR" office:value="1472.41414141414" calcext:value-type="currency">
            <text:p>р.1,472.41</text:p>
          </table:table-cell>
          <table:table-cell table:style-name="ce10" table:formula="of:=[$CPA.N8]" office:value-type="currency" office:currency="RUR" office:value="354.919191919192" calcext:value-type="currency">
            <text:p>р.354.92</text:p>
          </table:table-cell>
          <table:table-cell table:style-name="ce10" table:formula="of:=[.B8]*([.I8]-[.J8])" office:value-type="currency" office:currency="RUR" office:value="553160" calcext:value-type="currency">
            <text:p>р.553,160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6" table:formula="of:=[$UA.N9]" office:value-type="float" office:value="548" calcext:value-type="float">
            <text:p>548</text:p>
          </table:table-cell>
          <table:table-cell table:style-name="ce18" table:formula="of:=IF([.B9]=0;&quot;&quot;;[.D9]/[.B9])" office:value-type="percentage" office:value="1.09671532846715" calcext:value-type="percentage">
            <text:p>109.67%</text:p>
          </table:table-cell>
          <table:table-cell table:style-name="ce16" table:formula="of:=[$B.N9]" office:value-type="float" office:value="601" calcext:value-type="float">
            <text:p>601</text:p>
          </table:table-cell>
          <table:table-cell table:style-name="ce10" table:formula="of:=[$Money.N9]/[$T.N9]" office:value-type="currency" office:currency="RUR" office:value="860.355408388521" calcext:value-type="currency">
            <text:p>р.860.36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9]" office:value-type="float" office:value="1.50748752079867" calcext:value-type="float">
            <text:p>1.51</text:p>
          </table:table-cell>
          <table:table-cell table:style-name="ce10" table:formula="of:=([.E9]-[.E9]*[.F9])*[.G9]" office:value-type="currency" office:currency="RUR" office:value="1296.97504159734" calcext:value-type="currency">
            <text:p>р.1,296.98</text:p>
          </table:table-cell>
          <table:table-cell table:style-name="ce10" table:formula="of:=[.H9]*[.C9]" office:value-type="currency" office:currency="RUR" office:value="1422.41240875912" calcext:value-type="currency">
            <text:p>р.1,422.41</text:p>
          </table:table-cell>
          <table:table-cell table:style-name="ce10" table:formula="of:=[$CPA.N9]" office:value-type="currency" office:currency="RUR" office:value="346.111313868613" calcext:value-type="currency">
            <text:p>р.346.11</text:p>
          </table:table-cell>
          <table:table-cell table:style-name="ce10" table:formula="of:=[.B9]*([.I9]-[.J9])" office:value-type="currency" office:currency="RUR" office:value="589813" calcext:value-type="currency">
            <text:p>р.589,813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6" table:formula="of:=[$UA.N10]" office:value-type="float" office:value="302" calcext:value-type="float">
            <text:p>302</text:p>
          </table:table-cell>
          <table:table-cell table:style-name="ce18" table:formula="of:=IF([.B10]=0;&quot;&quot;;[.D10]/[.B10])" office:value-type="percentage" office:value="1.1158940397351" calcext:value-type="percentage">
            <text:p>111.59%</text:p>
          </table:table-cell>
          <table:table-cell table:style-name="ce16" table:formula="of:=[$B.N10]" office:value-type="float" office:value="337" calcext:value-type="float">
            <text:p>337</text:p>
          </table:table-cell>
          <table:table-cell table:style-name="ce10" table:formula="of:=[$Money.N10]/[$T.N10]" office:value-type="currency" office:currency="RUR" office:value="867.108910891089" calcext:value-type="currency">
            <text:p>р.867.11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10]" office:value-type="float" office:value="1.49851632047478" calcext:value-type="float">
            <text:p>1.50</text:p>
          </table:table-cell>
          <table:table-cell table:style-name="ce10" table:formula="of:=([.E10]-[.E10]*[.F10])*[.G10]" office:value-type="currency" office:currency="RUR" office:value="1299.37685459941" calcext:value-type="currency">
            <text:p>р.1,299.38</text:p>
          </table:table-cell>
          <table:table-cell table:style-name="ce10" table:formula="of:=[.H10]*[.C10]" office:value-type="currency" office:currency="RUR" office:value="1449.96688741722" calcext:value-type="currency">
            <text:p>р.1,449.97</text:p>
          </table:table-cell>
          <table:table-cell table:style-name="ce10" table:formula="of:=[$CPA.N10]" office:value-type="currency" office:currency="RUR" office:value="352.748344370861" calcext:value-type="currency">
            <text:p>р.352.75</text:p>
          </table:table-cell>
          <table:table-cell table:style-name="ce10" table:formula="of:=[.B10]*([.I10]-[.J10])" office:value-type="currency" office:currency="RUR" office:value="331360" calcext:value-type="currency">
            <text:p>р.331,360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6" table:formula="of:=[$UA.N11]" office:value-type="float" office:value="403" calcext:value-type="float">
            <text:p>403</text:p>
          </table:table-cell>
          <table:table-cell table:style-name="ce18" table:formula="of:=IF([.B11]=0;&quot;&quot;;[.D11]/[.B11])" office:value-type="percentage" office:value="0.915632754342432" calcext:value-type="percentage">
            <text:p>91.56%</text:p>
          </table:table-cell>
          <table:table-cell table:style-name="ce16" table:formula="of:=[$B.N11]" office:value-type="float" office:value="369" calcext:value-type="float">
            <text:p>369</text:p>
          </table:table-cell>
          <table:table-cell table:style-name="ce10" table:formula="of:=[$Money.N11]/[$T.N11]" office:value-type="currency" office:currency="RUR" office:value="861.261450381679" calcext:value-type="currency">
            <text:p>р.861.26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11]" office:value-type="float" office:value="1.42005420054201" calcext:value-type="float">
            <text:p>1.42</text:p>
          </table:table-cell>
          <table:table-cell table:style-name="ce10" table:formula="of:=([.E11]-[.E11]*[.F11])*[.G11]" office:value-type="currency" office:currency="RUR" office:value="1223.0379403794" calcext:value-type="currency">
            <text:p>р.1,223.04</text:p>
          </table:table-cell>
          <table:table-cell table:style-name="ce10" table:formula="of:=[.H11]*[.C11]" office:value-type="currency" office:currency="RUR" office:value="1119.85359801489" calcext:value-type="currency">
            <text:p>р.1,119.85</text:p>
          </table:table-cell>
          <table:table-cell table:style-name="ce10" table:formula="of:=[$CPA.N11]" office:value-type="currency" office:currency="RUR" office:value="343.687344913151" calcext:value-type="currency">
            <text:p>р.343.69</text:p>
          </table:table-cell>
          <table:table-cell table:style-name="ce10" table:formula="of:=[.B11]*([.I11]-[.J11])" office:value-type="currency" office:currency="RUR" office:value="312795" calcext:value-type="currency">
            <text:p>р.312,795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6" table:formula="of:=[$UA.N12]" office:value-type="float" office:value="329" calcext:value-type="float">
            <text:p>329</text:p>
          </table:table-cell>
          <table:table-cell table:style-name="ce18" table:formula="of:=IF([.B12]=0;&quot;&quot;;[.D12]/[.B12])" office:value-type="percentage" office:value="0.723404255319149" calcext:value-type="percentage">
            <text:p>72.34%</text:p>
          </table:table-cell>
          <table:table-cell table:style-name="ce16" table:formula="of:=[$B.N12]" office:value-type="float" office:value="238" calcext:value-type="float">
            <text:p>238</text:p>
          </table:table-cell>
          <table:table-cell table:style-name="ce10" table:formula="of:=[$Money.N12]/[$T.N12]" office:value-type="currency" office:currency="RUR" office:value="866.37216828479" calcext:value-type="currency">
            <text:p>р.866.37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12]" office:value-type="float" office:value="1.29831932773109" calcext:value-type="float">
            <text:p>1.30</text:p>
          </table:table-cell>
          <table:table-cell table:style-name="ce10" table:formula="of:=([.E12]-[.E12]*[.F12])*[.G12]" office:value-type="currency" office:currency="RUR" office:value="1124.82773109244" calcext:value-type="currency">
            <text:p>р.1,124.83</text:p>
          </table:table-cell>
          <table:table-cell table:style-name="ce10" table:formula="of:=[.H12]*[.C12]" office:value-type="currency" office:currency="RUR" office:value="813.705167173252" calcext:value-type="currency">
            <text:p>р.813.71</text:p>
          </table:table-cell>
          <table:table-cell table:style-name="ce10" table:formula="of:=[$CPA.N12]" office:value-type="currency" office:currency="RUR" office:value="346.835866261398" calcext:value-type="currency">
            <text:p>р.346.84</text:p>
          </table:table-cell>
          <table:table-cell table:style-name="ce10" table:formula="of:=[.B12]*([.I12]-[.J12])" office:value-type="currency" office:currency="RUR" office:value="153600" calcext:value-type="currency">
            <text:p>р.153,600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6" table:formula="of:=[$UA.N13]" office:value-type="float" office:value="16" calcext:value-type="float">
            <text:p>16</text:p>
          </table:table-cell>
          <table:table-cell table:style-name="ce18" table:formula="of:=IF([.B13]=0;&quot;&quot;;[.D13]/[.B13])" office:value-type="percentage" office:value="0.4375" calcext:value-type="percentage">
            <text:p>43.75%</text:p>
          </table:table-cell>
          <table:table-cell table:style-name="ce16" table:formula="of:=[$B.N13]" office:value-type="float" office:value="7" calcext:value-type="float">
            <text:p>7</text:p>
          </table:table-cell>
          <table:table-cell table:style-name="ce10" table:formula="of:=[$Money.N13]/[$T.N13]" office:value-type="currency" office:currency="RUR" office:value="852.571428571429" calcext:value-type="currency">
            <text:p>р.852.57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13]" office:value-type="float" office:value="1" calcext:value-type="float">
            <text:p>1.00</text:p>
          </table:table-cell>
          <table:table-cell table:style-name="ce10" table:formula="of:=([.E13]-[.E13]*[.F13])*[.G13]" office:value-type="currency" office:currency="RUR" office:value="852.571428571429" calcext:value-type="currency">
            <text:p>р.852.57</text:p>
          </table:table-cell>
          <table:table-cell table:style-name="ce10" table:formula="of:=[.H13]*[.C13]" office:value-type="currency" office:currency="RUR" office:value="373" calcext:value-type="currency">
            <text:p>р.373.00</text:p>
          </table:table-cell>
          <table:table-cell table:style-name="ce10" table:formula="of:=[$CPA.N13]" office:value-type="currency" office:currency="RUR" office:value="365.125" calcext:value-type="currency">
            <text:p>р.365.13</text:p>
          </table:table-cell>
          <table:table-cell table:style-name="ce10" table:formula="of:=[.B13]*([.I13]-[.J13])" office:value-type="currency" office:currency="RUR" office:value="126" calcext:value-type="currency">
            <text:p>р.126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16"/>
          <table:table-cell table:style-name="ce18"/>
          <table:table-cell table:style-name="ce16"/>
          <table:table-cell table:style-name="ce10"/>
          <table:table-cell table:style-name="ce22"/>
          <table:table-cell table:style-name="ce20"/>
          <table:table-cell table:style-name="ce10" table:number-columns-repeated="5"/>
          <table:table-cell table:style-name="ce11" table:number-columns-repeated="2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16"/>
          <table:table-cell table:style-name="ce18"/>
          <table:table-cell table:style-name="ce16"/>
          <table:table-cell table:style-name="ce10"/>
          <table:table-cell table:style-name="ce22"/>
          <table:table-cell table:style-name="ce20"/>
          <table:table-cell table:style-name="ce10" table:number-columns-repeated="4"/>
          <table:table-cell table:style-name="ce11"/>
          <table:table-cell table:style-name="ce10"/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16"/>
          <table:table-cell table:style-name="ce18"/>
          <table:table-cell table:style-name="ce16"/>
          <table:table-cell table:style-name="ce10"/>
          <table:table-cell table:style-name="ce22"/>
          <table:table-cell table:style-name="ce20"/>
          <table:table-cell table:style-name="ce10" table:number-columns-repeated="4"/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currency-symbol number:language="ru" number:country="RU">р.</number:currency-symbol>
      <number:number number:decimal-places="2" loext:min-decimal-places="2" number:min-integer-digits="1" number:grouping="true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13:21:21.208918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" style:display-name="PageStyle_U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1" style:display-name="PageStyle_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C" style:display-name="PageStyle_A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A" style:display-name="PageStyle_C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ey" style:display-name="PageStyle_Mon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" style:display-name="PageStyle_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date>2019-09-16T22:50:15.192877781</dc:date>
    <dc:creator>Д Голуб</dc:creator>
    <meta:editing-duration>PT3H22M30S</meta:editing-duration>
    <meta:editing-cycles>2</meta:editing-cycles>
    <meta:document-statistic meta:table-count="9" meta:cell-count="1003" meta:object-count="0"/>
  </office:meta>
</office:document-meta>
</file>